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9.53mm" fo:break-before="auto" style:use-optimal-row-height="true"/>
    </style:style>
    <style:style style:name="ro4" style:family="table-row">
      <style:table-row-properties style:row-height="5.56mm" fo:break-before="auto" style:use-optimal-row-height="true"/>
    </style:style>
    <style:style style:name="ro5" style:family="table-row">
      <style:table-row-properties style:row-height="10.05mm" fo:break-before="auto" style:use-optimal-row-height="true"/>
    </style:style>
    <style:style style:name="ro6" style:family="table-row">
      <style:table-row-properties style:row-height="12.96mm" fo:break-before="auto" style:use-optimal-row-height="true"/>
    </style:style>
    <style:style style:name="ro7" style:family="table-row">
      <style:table-row-properties style:row-height="21.96mm" fo:break-before="auto" style:use-optimal-row-height="true"/>
    </style:style>
    <style:style style:name="ro8" style:family="table-row">
      <style:table-row-properties style:row-height="26.46mm" fo:break-before="auto" style:use-optimal-row-height="true"/>
    </style:style>
    <style:style style:name="ro9" style:family="table-row">
      <style:table-row-properties style:row-height="9mm" fo:break-before="auto" style:use-optimal-row-height="true"/>
    </style:style>
    <style:style style:name="ro10" style:family="table-row">
      <style:table-row-properties style:row-height="14.02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99mm" fo:break-before="auto" style:use-optimal-row-height="true"/>
    </style:style>
    <style:style style:name="ro14" style:family="table-row">
      <style:table-row-properties style:row-height="89.96mm" fo:break-before="auto" style:use-optimal-row-height="true"/>
    </style:style>
    <style:style style:name="ro15" style:family="table-row">
      <style:table-row-properties style:row-height="146.58mm" fo:break-before="auto" style:use-optimal-row-height="true"/>
    </style:style>
    <style:style style:name="ro16" style:family="table-row">
      <style:table-row-properties style:row-height="23.02mm" fo:break-before="auto" style:use-optimal-row-height="true"/>
    </style:style>
    <style:style style:name="ro17" style:family="table-row">
      <style:table-row-properties style:row-height="100.01mm" fo:break-before="auto" style:use-optimal-row-height="true"/>
    </style:style>
    <style:style style:name="ro18" style:family="table-row">
      <style:table-row-properties style:row-height="14.55mm" fo:break-before="auto" style:use-optimal-row-height="true"/>
    </style:style>
    <style:style style:name="ro19" style:family="table-row">
      <style:table-row-properties style:row-height="19.05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93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7.06mm" fo:break-before="auto" style:use-optimal-row-height="true"/>
    </style:style>
    <style:style style:name="ro26" style:family="table-row">
      <style:table-row-properties style:row-height="35.45mm" fo:break-before="auto" style:use-optimal-row-height="true"/>
    </style:style>
    <style:style style:name="ro27" style:family="table-row">
      <style:table-row-properties style:row-height="53.71mm" fo:break-before="auto" style:use-optimal-row-height="true"/>
    </style:style>
    <style:style style:name="ro28" style:family="table-row">
      <style:table-row-properties style:row-height="53.2mm" fo:break-before="auto" style:use-optimal-row-height="false"/>
    </style:style>
    <style:style style:name="ro29" style:family="table-row">
      <style:table-row-properties style:row-height="61.12mm" fo:break-before="auto" style:use-optimal-row-height="true"/>
    </style:style>
    <style:style style:name="ro30" style:family="table-row">
      <style:table-row-properties style:row-height="26.99mm" fo:break-before="auto" style:use-optimal-row-height="true"/>
    </style:style>
    <style:style style:name="ro31" style:family="table-row">
      <style:table-row-properties style:row-height="66.68mm" fo:break-before="auto" style:use-optimal-row-height="true"/>
    </style:style>
    <style:style style:name="ro32" style:family="table-row">
      <style:table-row-properties style:row-height="211.93mm" fo:break-before="auto" style:use-optimal-row-height="true"/>
    </style:style>
    <style:style style:name="ro33" style:family="table-row">
      <style:table-row-properties style:row-height="18.52mm" fo:break-before="auto" style:use-optimal-row-height="true"/>
    </style:style>
    <style:style style:name="ro34" style:family="table-row">
      <style:table-row-properties style:row-height="59.09mm" fo:break-before="auto" style:use-optimal-row-height="false"/>
    </style:style>
    <style:style style:name="ro35" style:family="table-row">
      <style:table-row-properties style:row-height="91.02mm" fo:break-before="auto" style:use-optimal-row-height="true"/>
    </style:style>
    <style:style style:name="ro36" style:family="table-row">
      <style:table-row-properties style:row-height="29.9mm" fo:break-before="auto" style:use-optimal-row-height="true"/>
    </style:style>
    <style:style style:name="ro37" style:family="table-row">
      <style:table-row-properties style:row-height="100.81mm" fo:break-before="auto" style:use-optimal-row-height="true"/>
    </style:style>
    <style:style style:name="ro38" style:family="table-row">
      <style:table-row-properties style:row-height="53.18mm" fo:break-before="auto" style:use-optimal-row-height="true"/>
    </style:style>
    <style:style style:name="ro39" style:family="table-row">
      <style:table-row-properties style:row-height="48.7mm" fo:break-before="auto" style:use-optimal-row-height="true"/>
    </style:style>
    <style:style style:name="ro40" style:family="table-row">
      <style:table-row-properties style:row-height="84.4mm" fo:break-before="auto" style:use-optimal-row-height="true"/>
    </style:style>
    <style:style style:name="ro41" style:family="table-row">
      <style:table-row-properties style:row-height="37.02mm" fo:break-before="auto" style:use-optimal-row-height="false"/>
    </style:style>
    <style:style style:name="ro42" style:family="table-row">
      <style:table-row-properties style:row-height="40.48mm" fo:break-before="auto" style:use-optimal-row-height="true"/>
    </style:style>
    <style:style style:name="ro43" style:family="table-row">
      <style:table-row-properties style:row-height="32.01mm" fo:break-before="auto" style:use-optimal-row-height="true"/>
    </style:style>
    <style:style style:name="ro44" style:family="table-row">
      <style:table-row-properties style:row-height="246.59mm" fo:break-before="auto" style:use-optimal-row-height="true"/>
    </style:style>
    <style:style style:name="ro45" style:family="table-row">
      <style:table-row-properties style:row-height="70.64mm" fo:break-before="auto" style:use-optimal-row-height="true"/>
    </style:style>
    <style:style style:name="ro46" style:family="table-row">
      <style:table-row-properties style:row-height="106.63mm" fo:break-before="auto" style:use-optimal-row-height="true"/>
    </style:style>
    <style:style style:name="ro47" style:family="table-row">
      <style:table-row-properties style:row-height="78.58mm" fo:break-before="auto" style:use-optimal-row-height="true"/>
    </style:style>
    <style:style style:name="ro48" style:family="table-row">
      <style:table-row-properties style:row-height="132.56mm" fo:break-before="auto" style:use-optimal-row-height="true"/>
    </style:style>
    <style:style style:name="ro49" style:family="table-row">
      <style:table-row-properties style:row-height="50.01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5.14mm" fo:break-before="auto" style:use-optimal-row-height="true"/>
    </style:style>
    <style:style style:name="ro52" style:family="table-row">
      <style:table-row-properties style:row-height="84.14mm" fo:break-before="auto" style:use-optimal-row-height="true"/>
    </style:style>
    <style:style style:name="ro53" style:family="table-row">
      <style:table-row-properties style:row-height="79.11mm" fo:break-before="auto" style:use-optimal-row-height="true"/>
    </style:style>
    <style:style style:name="ro54" style:family="table-row">
      <style:table-row-properties style:row-height="58.65mm" fo:break-before="auto" style:use-optimal-row-height="false"/>
    </style:style>
    <style:style style:name="ro55" style:family="table-row">
      <style:table-row-properties style:row-height="64.56mm" fo:break-before="auto" style:use-optimal-row-height="true"/>
    </style:style>
    <style:style style:name="ro56" style:family="table-row">
      <style:table-row-properties style:row-height="73.01mm" fo:break-before="auto" style:use-optimal-row-height="false"/>
    </style:style>
    <style:style style:name="ro57" style:family="table-row">
      <style:table-row-properties style:row-height="30.96mm" fo:break-before="auto" style:use-optimal-row-height="true"/>
    </style:style>
    <style:style style:name="ro58" style:family="table-row">
      <style:table-row-properties style:row-height="32.19mm" fo:break-before="auto" style:use-optimal-row-height="false"/>
    </style:style>
    <style:style style:name="ro59" style:family="table-row">
      <style:table-row-properties style:row-height="88.53mm" fo:break-before="auto" style:use-optimal-row-height="false"/>
    </style:style>
    <style:style style:name="ro60" style:family="table-row">
      <style:table-row-properties style:row-height="338.14mm" fo:break-before="auto" style:use-optimal-row-height="true"/>
    </style:style>
    <style:style style:name="ro61" style:family="table-row">
      <style:table-row-properties style:row-height="71.44mm" fo:break-before="auto" style:use-optimal-row-height="false"/>
    </style:style>
    <style:style style:name="ro62" style:family="table-row">
      <style:table-row-properties style:row-height="17.99mm" fo:break-before="auto" style:use-optimal-row-height="true"/>
    </style:style>
    <style:style style:name="ro63" style:family="table-row">
      <style:table-row-properties style:row-height="34.4mm" fo:break-before="auto" style:use-optimal-row-height="true"/>
    </style:style>
    <style:style style:name="ro64" style:family="table-row">
      <style:table-row-properties style:row-height="163.6mm" fo:break-before="auto" style:use-optimal-row-height="false"/>
    </style:style>
    <style:style style:name="ro65" style:family="table-row">
      <style:table-row-properties style:row-height="49.74mm" fo:break-before="auto" style:use-optimal-row-height="true"/>
    </style:style>
    <style:style style:name="ro66" style:family="table-row">
      <style:table-row-properties style:row-height="78.62mm" fo:break-before="auto" style:use-optimal-row-height="false"/>
    </style:style>
    <style:style style:name="ro67" style:family="table-row">
      <style:table-row-properties style:row-height="86.87mm" fo:break-before="auto" style:use-optimal-row-height="false"/>
    </style:style>
    <style:style style:name="ro68" style:family="table-row">
      <style:table-row-properties style:row-height="32.81mm" fo:break-before="auto" style:use-optimal-row-height="true"/>
    </style:style>
    <style:style style:name="ro69" style:family="table-row">
      <style:table-row-properties style:row-height="56mm" fo:break-before="auto" style:use-optimal-row-height="false"/>
    </style:style>
    <style:style style:name="ro70" style:family="table-row">
      <style:table-row-properties style:row-height="82.55mm" fo:break-before="auto" style:use-optimal-row-height="true"/>
    </style:style>
    <style:style style:name="ro71" style:family="table-row">
      <style:table-row-properties style:row-height="366.18mm" fo:break-before="auto" style:use-optimal-row-height="true"/>
    </style:style>
    <style:style style:name="ro72" style:family="table-row">
      <style:table-row-properties style:row-height="61.65mm" fo:break-before="auto" style:use-optimal-row-height="true"/>
    </style:style>
    <style:style style:name="ro73" style:family="table-row">
      <style:table-row-properties style:row-height="108.74mm" fo:break-before="auto" style:use-optimal-row-height="true"/>
    </style:style>
    <style:style style:name="ro74" style:family="table-row">
      <style:table-row-properties style:row-height="34.15mm" fo:break-before="auto" style:use-optimal-row-height="false"/>
    </style:style>
    <style:style style:name="ro75" style:family="table-row">
      <style:table-row-properties style:row-height="16.77mm" fo:break-before="auto" style:use-optimal-row-height="false"/>
    </style:style>
    <style:style style:name="ro76" style:family="table-row">
      <style:table-row-properties style:row-height="50.8mm" fo:break-before="auto" style:use-optimal-row-height="true"/>
    </style:style>
    <style:style style:name="ro77" style:family="table-row">
      <style:table-row-properties style:row-height="136.53mm" fo:break-before="auto" style:use-optimal-row-height="true"/>
    </style:style>
    <style:style style:name="ro78" style:family="table-row">
      <style:table-row-properties style:row-height="133mm" fo:break-before="auto" style:use-optimal-row-height="false"/>
    </style:style>
    <style:style style:name="ro79" style:family="table-row">
      <style:table-row-properties style:row-height="25.4mm" fo:break-before="auto" style:use-optimal-row-height="true"/>
    </style:style>
    <style:style style:name="ro80" style:family="table-row">
      <style:table-row-properties style:row-height="23.55mm" fo:break-before="auto" style:use-optimal-row-height="true"/>
    </style:style>
    <style:style style:name="ro81" style:family="table-row">
      <style:table-row-properties style:row-height="188.12mm" fo:break-before="auto" style:use-optimal-row-height="true"/>
    </style:style>
    <style:style style:name="ro82" style:family="table-row">
      <style:table-row-properties style:row-height="12.93mm" fo:break-before="auto" style:use-optimal-row-height="false"/>
    </style:style>
    <style:style style:name="ro83" style:family="table-row">
      <style:table-row-properties style:row-height="19.31mm" fo:break-before="auto" style:use-optimal-row-height="true"/>
    </style:style>
    <style:style style:name="ro84" style:family="table-row">
      <style:table-row-properties style:row-height="10mm" fo:break-before="auto" style:use-optimal-row-height="false"/>
    </style:style>
    <style:style style:name="ro85" style:family="table-row">
      <style:table-row-properties style:row-height="36.16mm" fo:break-before="auto" style:use-optimal-row-height="false"/>
    </style:style>
    <style:style style:name="ro86" style:family="table-row">
      <style:table-row-properties style:row-height="129.65mm" fo:break-before="auto" style:use-optimal-row-height="true"/>
    </style:style>
    <style:style style:name="ro87" style:family="table-row">
      <style:table-row-properties style:row-height="60.59mm" fo:break-before="auto" style:use-optimal-row-height="true"/>
    </style:style>
    <style:style style:name="ro88" style:family="table-row">
      <style:table-row-properties style:row-height="36.78mm" fo:break-before="auto" style:use-optimal-row-height="true"/>
    </style:style>
    <style:style style:name="ro89" style:family="table-row">
      <style:table-row-properties style:row-height="29.44mm" fo:break-before="auto" style:use-optimal-row-height="false"/>
    </style:style>
    <style:style style:name="ro90" style:family="table-row">
      <style:table-row-properties style:row-height="187.59mm" fo:break-before="auto" style:use-optimal-row-height="true"/>
    </style:style>
    <style:style style:name="ro91" style:family="table-row">
      <style:table-row-properties style:row-height="7.5mm" fo:break-before="auto" style:use-optimal-row-height="false"/>
    </style:style>
    <style:style style:name="ro92" style:family="table-row">
      <style:table-row-properties style:row-height="109.8mm" fo:break-before="auto" style:use-optimal-row-height="false"/>
    </style:style>
    <style:style style:name="ro93" style:family="table-row">
      <style:table-row-properties style:row-height="13.23mm" fo:break-before="auto" style:use-optimal-row-height="false"/>
    </style:style>
    <style:style style:name="ro94" style:family="table-row">
      <style:table-row-properties style:row-height="24.87mm" fo:break-before="auto" style:use-optimal-row-height="true"/>
    </style:style>
    <style:style style:name="ro95" style:family="table-row">
      <style:table-row-properties style:row-height="7.18mm" fo:break-before="auto" style:use-optimal-row-height="false"/>
    </style:style>
    <style:style style:name="ro96" style:family="table-row">
      <style:table-row-properties style:row-height="6.95mm" fo:break-before="auto" style:use-optimal-row-height="false"/>
    </style:style>
    <style:style style:name="ro97" style:family="table-row">
      <style:table-row-properties style:row-height="6.03mm" fo:break-before="auto" style:use-optimal-row-height="false"/>
    </style:style>
    <style:style style:name="ro98" style:family="table-row">
      <style:table-row-properties style:row-height="40.75mm" fo:break-before="auto" style:use-optimal-row-height="true"/>
    </style:style>
    <style:style style:name="ro99" style:family="table-row">
      <style:table-row-properties style:row-height="6.72mm" fo:break-before="auto" style:use-optimal-row-height="false"/>
    </style:style>
    <style:style style:name="ro100" style:family="table-row">
      <style:table-row-properties style:row-height="55.3mm" fo:break-before="auto" style:use-optimal-row-height="true"/>
    </style:style>
    <style:style style:name="ro101" style:family="table-row">
      <style:table-row-properties style:row-height="20.9mm" fo:break-before="auto" style:use-optimal-row-height="true"/>
    </style:style>
    <style:style style:name="ro102" style:family="table-row">
      <style:table-row-properties style:row-height="116.68mm" fo:break-before="auto" style:use-optimal-row-height="true"/>
    </style:style>
    <style:style style:name="ro103" style:family="table-row">
      <style:table-row-properties style:row-height="92.87mm" fo:break-before="auto" style:use-optimal-row-height="true"/>
    </style:style>
    <style:style style:name="ro104" style:family="table-row">
      <style:table-row-properties style:row-height="131.41mm" fo:break-before="auto" style:use-optimal-row-height="false"/>
    </style:style>
    <style:style style:name="ro105" style:family="table-row">
      <style:table-row-properties style:row-height="39.95mm" fo:break-before="auto" style:use-optimal-row-height="true"/>
    </style:style>
    <style:style style:name="ro106" style:family="table-row">
      <style:table-row-properties style:row-height="58.74mm" fo:break-before="auto" style:use-optimal-row-height="true"/>
    </style:style>
    <style:style style:name="ro107" style:family="table-row">
      <style:table-row-properties style:row-height="14.55mm" fo:break-before="auto" style:use-optimal-row-height="false"/>
    </style:style>
    <style:style style:name="ro108" style:family="table-row">
      <style:table-row-properties style:row-height="9.61mm" fo:break-before="auto" style:use-optimal-row-height="false"/>
    </style:style>
    <style:style style:name="ro109" style:family="table-row">
      <style:table-row-properties style:row-height="16.32mm" fo:break-before="auto" style:use-optimal-row-height="false"/>
    </style:style>
    <style:style style:name="ro110" style:family="table-row">
      <style:table-row-properties style:row-height="233.63mm" fo:break-before="auto" style:use-optimal-row-height="true"/>
    </style:style>
    <style:style style:name="ro111" style:family="table-row">
      <style:table-row-properties style:row-height="46.3mm" fo:break-before="auto" style:use-optimal-row-height="true"/>
    </style:style>
    <style:style style:name="ro112" style:family="table-row">
      <style:table-row-properties style:row-height="48.68mm" fo:break-before="auto" style:use-optimal-row-height="true"/>
    </style:style>
    <style:style style:name="ro113" style:family="table-row">
      <style:table-row-properties style:row-height="14.46mm" fo:break-before="auto" style:use-optimal-row-height="false"/>
    </style:style>
    <style:style style:name="ro114" style:family="table-row">
      <style:table-row-properties style:row-height="74.08mm" fo:break-before="auto" style:use-optimal-row-height="true"/>
    </style:style>
    <style:style style:name="ro115" style:family="table-row">
      <style:table-row-properties style:row-height="48.84mm" fo:break-before="auto" style:use-optimal-row-height="false"/>
    </style:style>
    <style:style style:name="ro116" style:family="table-row">
      <style:table-row-properties style:row-height="109.01mm" fo:break-before="auto" style:use-optimal-row-height="true"/>
    </style:style>
    <style:style style:name="ro117" style:family="table-row">
      <style:table-row-properties style:row-height="44.71mm" fo:break-before="auto" style:use-optimal-row-height="true"/>
    </style:style>
    <style:style style:name="ro118" style:family="table-row">
      <style:table-row-properties style:row-height="45.21mm" fo:break-before="auto" style:use-optimal-row-height="false"/>
    </style:style>
    <style:style style:name="ro119" style:family="table-row">
      <style:table-row-properties style:row-height="38.36mm" fo:break-before="auto" style:use-optimal-row-height="true"/>
    </style:style>
    <style:style style:name="ro120" style:family="table-row">
      <style:table-row-properties style:row-height="25.93mm" fo:break-before="auto" style:use-optimal-row-height="true"/>
    </style:style>
    <style:style style:name="ro121" style:family="table-row">
      <style:table-row-properties style:row-height="137.58mm" fo:break-before="auto" style:use-optimal-row-height="true"/>
    </style:style>
    <style:style style:name="ro122" style:family="table-row">
      <style:table-row-properties style:row-height="21.43mm" fo:break-before="auto" style:use-optimal-row-height="true"/>
    </style:style>
    <style:style style:name="ro123" style:family="table-row">
      <style:table-row-properties style:row-height="5.17mm" fo:break-before="auto" style:use-optimal-row-height="true"/>
    </style:style>
    <style:style style:name="ro124" style:family="table-row">
      <style:table-row-properties style:row-height="133.09mm" fo:break-before="auto" style:use-optimal-row-height="true"/>
    </style:style>
    <style:style style:name="ro125" style:family="table-row">
      <style:table-row-properties style:row-height="32.37mm" fo:break-before="auto" style:use-optimal-row-height="true"/>
    </style:style>
    <style:style style:name="ro126" style:family="table-row">
      <style:table-row-properties style:row-height="90.22mm" fo:break-before="auto" style:use-optimal-row-height="true"/>
    </style:style>
    <style:style style:name="ro127" style:family="table-row">
      <style:table-row-properties style:row-height="48.44mm" fo:break-before="auto" style:use-optimal-row-height="true"/>
    </style:style>
    <style:style style:name="ro128" style:family="table-row">
      <style:table-row-properties style:row-height="38.7mm" fo:break-before="auto" style:use-optimal-row-height="true"/>
    </style:style>
    <style:style style:name="ro129" style:family="table-row">
      <style:table-row-properties style:row-height="12.89mm" fo:break-before="auto" style:use-optimal-row-height="true"/>
    </style:style>
    <style:style style:name="ro130" style:family="table-row">
      <style:table-row-properties style:row-height="53.96mm" fo:break-before="auto" style:use-optimal-row-height="true"/>
    </style:style>
    <style:style style:name="ro131" style:family="table-row">
      <style:table-row-properties style:row-height="24.73mm" fo:break-before="auto" style:use-optimal-row-height="true"/>
    </style:style>
    <style:style style:name="ro132" style:family="table-row">
      <style:table-row-properties style:row-height="34.75mm" fo:break-before="auto" style:use-optimal-row-height="true"/>
    </style:style>
    <style:style style:name="ro133" style:family="table-row">
      <style:table-row-properties style:row-height="64.22mm" fo:break-before="auto" style:use-optimal-row-height="true"/>
    </style:style>
    <style:style style:name="ro134" style:family="table-row">
      <style:table-row-properties style:row-height="32.63mm" fo:break-before="auto" style:use-optimal-row-height="true"/>
    </style:style>
    <style:style style:name="ro135" style:family="table-row">
      <style:table-row-properties style:row-height="13.42mm" fo:break-before="auto" style:use-optimal-row-height="true"/>
    </style:style>
    <style:style style:name="ro136" style:family="table-row">
      <style:table-row-properties style:row-height="36.58mm" fo:break-before="auto" style:use-optimal-row-height="true"/>
    </style:style>
    <style:style style:name="ro137" style:family="table-row">
      <style:table-row-properties style:row-height="29.74mm" fo:break-before="auto" style:use-optimal-row-height="true"/>
    </style:style>
    <style:style style:name="ro138" style:family="table-row">
      <style:table-row-properties style:row-height="17.89mm" fo:break-before="auto" style:use-optimal-row-height="true"/>
    </style:style>
    <style:style style:name="ro139" style:family="table-row">
      <style:table-row-properties style:row-height="16.85mm" fo:break-before="auto" style:use-optimal-row-height="true"/>
    </style:style>
    <style:style style:name="ro140" style:family="table-row">
      <style:table-row-properties style:row-height="8.94mm" fo:break-before="auto" style:use-optimal-row-height="true"/>
    </style:style>
    <style:style style:name="ro141" style:family="table-row">
      <style:table-row-properties style:row-height="20.8mm" fo:break-before="auto" style:use-optimal-row-height="true"/>
    </style:style>
    <style:style style:name="ro142" style:family="table-row">
      <style:table-row-properties style:row-height="38.17mm" fo:break-before="auto" style:use-optimal-row-height="true"/>
    </style:style>
    <style:style style:name="ro143" style:family="table-row">
      <style:table-row-properties style:row-height="10mm" fo:break-before="auto" style:use-optimal-row-height="true"/>
    </style:style>
    <style:style style:name="ro144" style:family="table-row">
      <style:table-row-properties style:row-height="15.54mm" fo:break-before="auto" style:use-optimal-row-height="false"/>
    </style:style>
    <style:style style:name="ro145" style:family="table-row">
      <style:table-row-properties style:row-height="13.95mm" fo:break-before="auto" style:use-optimal-row-height="true"/>
    </style:style>
    <style:style style:name="ro146" style:family="table-row">
      <style:table-row-properties style:row-height="20.27mm" fo:break-before="auto" style:use-optimal-row-height="true"/>
    </style:style>
    <style:style style:name="ro147" style:family="table-row">
      <style:table-row-properties style:row-height="21.31mm" fo:break-before="auto" style:use-optimal-row-height="true"/>
    </style:style>
    <style:style style:name="ro148" style:family="table-row">
      <style:table-row-properties style:row-height="16.07mm" fo:break-before="auto" style:use-optimal-row-height="false"/>
    </style:style>
    <style:style style:name="ro149" style:family="table-row">
      <style:table-row-properties style:row-height="61.33mm" fo:break-before="auto" style:use-optimal-row-height="true"/>
    </style:style>
    <style:style style:name="ro150" style:family="table-row">
      <style:table-row-properties style:row-height="153.19mm" fo:break-before="auto" style:use-optimal-row-height="true"/>
    </style:style>
    <style:style style:name="ro151" style:family="table-row">
      <style:table-row-properties style:row-height="89.25mm" fo:break-before="auto" style:use-optimal-row-height="true"/>
    </style:style>
    <style:style style:name="ro152" style:family="table-row">
      <style:table-row-properties style:row-height="64.73mm" fo:break-before="auto" style:use-optimal-row-height="false"/>
    </style:style>
    <style:style style:name="ro153" style:family="table-row">
      <style:table-row-properties style:row-height="80.79mm" fo:break-before="auto" style:use-optimal-row-height="true"/>
    </style:style>
    <style:style style:name="ro154" style:family="table-row">
      <style:table-row-properties style:row-height="61.03mm" fo:break-before="auto" style:use-optimal-row-height="true"/>
    </style:style>
    <style:style style:name="ro155" style:family="table-row">
      <style:table-row-properties style:row-height="73.38mm" fo:break-before="auto" style:use-optimal-row-height="true"/>
    </style:style>
    <style:style style:name="ro156" style:family="table-row">
      <style:table-row-properties style:row-height="40.53mm" fo:break-before="auto" style:use-optimal-row-height="true"/>
    </style:style>
    <style:style style:name="ro157" style:family="table-row">
      <style:table-row-properties style:row-height="57.15mm" fo:break-before="auto" style:use-optimal-row-height="true"/>
    </style:style>
    <style:style style:name="ro158" style:family="table-row">
      <style:table-row-properties style:row-height="47.27mm" fo:break-before="auto" style:use-optimal-row-height="true"/>
    </style:style>
    <style:style style:name="ro159" style:family="table-row">
      <style:table-row-properties style:row-height="85.46mm" fo:break-before="auto" style:use-optimal-row-height="true"/>
    </style:style>
    <style:style style:name="ro160" style:family="table-row">
      <style:table-row-properties style:row-height="33.51mm" fo:break-before="auto" style:use-optimal-row-height="true"/>
    </style:style>
    <style:style style:name="ro16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N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N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82"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3"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0"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fo:color="#ce181e" style:font-name-asian="ＭＳ Ｐゴシック" style:font-name-complex="Hiragino Kaku Gothic ProN"/>
    </style:style>
    <style:style style:name="T2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ce181e"/>
    </style:style>
    <style:style style:name="T25" style:family="text">
      <style:text-properties fo:color="#ce181e" style:font-name="Hiragino Kaku Gothic ProN" style:font-name-asian="ＭＳ Ｐゴシック" style:font-name-complex="Hiragino Kaku Gothic ProN"/>
    </style:style>
    <style:style style:name="T26" style:family="text">
      <style:text-properties style:font-name="IPA Pゴシック" style:font-name-complex="FreeSans"/>
    </style:style>
    <style:style style:name="T27" style:family="text">
      <style:text-properties style:font-name-complex="FreeSans"/>
    </style:style>
    <style:style style:name="T2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5" table:default-cell-style-name="ce13"/>
        <table:table-column table:style-name="co8" table:default-cell-style-name="ce13"/>
        <table:table-column table:style-name="co9" table:default-cell-style-name="ce13"/>
        <table:table-column table:style-name="co10" table:default-cell-style-name="ce67"/>
        <table:table-column table:style-name="co11" table:default-cell-style-name="ce67"/>
        <table:table-column table:style-name="co10" table:default-cell-style-name="ce67"/>
        <table:table-column table:style-name="co11" table:visibility="collapse" table:default-cell-style-name="ce67"/>
        <table:table-column table:style-name="co12" table:visibility="collapse" table:default-cell-style-name="ce13"/>
        <table:table-column table:style-name="co13" table:visibility="collapse" table:default-cell-style-name="ce13"/>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68"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74" office:value-type="string" calcext:value-type="string">
            <text:p>-</text:p>
          </table:table-cell>
          <table:table-cell table:style-name="ce7" table:formula="of:=IF([.O2]=&quot;&quot;;&quot;?&quot;;IF([.Q2]=&quot;&quot;;&quot;新規&quot;;IF([.O2]=[.Q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4"/>
        </table:table-row>
        <table:table-row table:style-name="ro3">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68"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74" office:value-type="string" calcext:value-type="string">
            <text:p>!define PRODUCT_FULL_NAME <text:s/>"（名前）"</text:p>
          </table:table-cell>
          <table:table-cell table:style-name="ce7" table:formula="of:=IF([.O3]=&quot;&quot;;&quot;?&quot;;IF([.Q3]=&quot;&quot;;&quot;新規&quot;;IF([.O3]=[.Q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68"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74" office:value-type="string" calcext:value-type="string">
            <text:p>-</text:p>
          </table:table-cell>
          <table:table-cell table:style-name="ce7" table:formula="of:=IF([.O4]=&quot;&quot;;&quot;?&quot;;IF([.Q4]=&quot;&quot;;&quot;新規&quot;;IF([.O4]=[.Q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68"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74" office:value-type="string" calcext:value-type="string">
            <text:p>!define PRODUCT_NAME <text:s/>"（名前）"</text:p>
          </table:table-cell>
          <table:table-cell table:style-name="ce7" table:formula="of:=IF([.O5]=&quot;&quot;;&quot;?&quot;;IF([.Q5]=&quot;&quot;;&quot;新規&quot;;IF([.O5]=[.Q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68"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68"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68"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74" office:value-type="string" calcext:value-type="string">
            <text:p>-</text:p>
          </table:table-cell>
          <table:table-cell table:style-name="ce7" table:formula="of:=IF([.O9]=&quot;&quot;;&quot;?&quot;;IF([.Q9]=&quot;&quot;;&quot;新規&quot;;IF([.O9]=[.Q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4"/>
        </table:table-row>
        <table:table-row table:style-name="ro7">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68"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74" office:value-type="string" calcext:value-type="string">
            <text:p>-</text:p>
          </table:table-cell>
          <table:table-cell table:style-name="ce7" table:formula="of:=IF([.O11]=&quot;&quot;;&quot;?&quot;;IF([.Q11]=&quot;&quot;;&quot;新規&quot;;IF([.O11]=[.Q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4"/>
        </table:table-row>
        <table:table-row table:style-name="ro8">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68"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68"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74" office:value-type="string" calcext:value-type="string">
            <text:p>!define PRODUCT_LANGUAGE "Japanese"</text:p>
          </table:table-cell>
          <table:table-cell table:style-name="ce7" table:formula="of:=IF([.O13]=&quot;&quot;;&quot;?&quot;;IF([.Q13]=&quot;&quot;;&quot;新規&quot;;IF([.O13]=[.Q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68"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74" office:value-type="string" calcext:value-type="string">
            <text:p>!define PRODUCT_LANGUAGE "English"</text:p>
          </table:table-cell>
          <table:table-cell table:style-name="ce7" table:formula="of:=IF([.O14]=&quot;&quot;;&quot;?&quot;;IF([.Q14]=&quot;&quot;;&quot;新規&quot;;IF([.O14]=[.Q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68"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74" office:value-type="string" calcext:value-type="string">
            <text:p>-</text:p>
          </table:table-cell>
          <table:table-cell table:style-name="ce7" table:formula="of:=IF([.O17]=&quot;&quot;;&quot;?&quot;;IF([.Q17]=&quot;&quot;;&quot;新規&quot;;IF([.O17]=[.Q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68"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74"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74" office:value-type="string" calcext:value-type="string">
            <text:p>-</text:p>
          </table:table-cell>
          <table:table-cell table:style-name="ce7" table:formula="of:=IF([.O19]=&quot;&quot;;&quot;?&quot;;IF([.Q19]=&quot;&quot;;&quot;新規&quot;;IF([.O19]=[.Q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68"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74"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74"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68"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74"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4"/>
        </table:table-row>
        <table:table-row table:style-name="ro11">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68"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74"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4"/>
        </table:table-row>
        <table:table-row table:style-name="ro3">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68"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4"/>
        </table:table-row>
        <table:table-row table:style-name="ro12">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68"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4"/>
        </table:table-row>
        <table:table-row table:style-name="ro3">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68"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4"/>
        </table:table-row>
        <table:table-row table:style-name="ro13">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68" table:formula="of:=IF([.K28]=&quot;&quot;;&quot;?&quot;;IF([.M28]=&quot;&quot;;&quot;新規&quot;;IF([.K28]=[.M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4"/>
        </table:table-row>
        <table:table-row table:style-name="ro3">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68"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4"/>
        </table:table-row>
        <table:table-row table:style-name="ro14">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8" table:formula="of:=IF([.K31]=&quot;&quot;;&quot;?&quot;;IF([.M31]=&quot;&quot;;&quot;新規&quot;;IF([.K31]=[.M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4"/>
        </table:table-row>
        <table:table-row table:style-name="ro3">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68"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74" office:value-type="string" calcext:value-type="string">
            <text:p>-</text:p>
          </table:table-cell>
          <table:table-cell table:style-name="ce7" table:formula="of:=IF([.O34]=&quot;&quot;;&quot;?&quot;;IF([.Q34]=&quot;&quot;;&quot;新規&quot;;IF([.O34]=[.Q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4"/>
        </table:table-row>
        <table:table-row table:style-name="ro15">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68"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74" office:value-type="string" calcext:value-type="string">
            <text:p>-</text:p>
          </table:table-cell>
          <table:table-cell table:style-name="ce7" table:formula="of:=IF([.O36]=&quot;&quot;;&quot;?&quot;;IF([.Q36]=&quot;&quot;;&quot;新規&quot;;IF([.O36]=[.Q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4"/>
        </table:table-row>
        <table:table-row table:style-name="ro16">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68"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74" office:value-type="string" calcext:value-type="string">
            <text:p>-</text:p>
          </table:table-cell>
          <table:table-cell table:style-name="ce7" table:formula="of:=IF([.O37]=&quot;&quot;;&quot;?&quot;;IF([.Q37]=&quot;&quot;;&quot;新規&quot;;IF([.O37]=[.Q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74" office:value-type="string" calcext:value-type="string">
            <text:p>-</text:p>
          </table:table-cell>
          <table:table-cell table:style-name="ce7" table:formula="of:=IF([.O38]=&quot;&quot;;&quot;?&quot;;IF([.Q38]=&quot;&quot;;&quot;新規&quot;;IF([.O38]=[.Q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4"/>
        </table:table-row>
        <table:table-row table:style-name="ro17">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68"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68"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74" office:value-type="string" calcext:value-type="string">
            <text:p>-</text:p>
          </table:table-cell>
          <table:table-cell table:style-name="ce7" table:formula="of:=IF([.O40]=&quot;&quot;;&quot;?&quot;;IF([.Q40]=&quot;&quot;;&quot;新規&quot;;IF([.O40]=[.Q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68"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74"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4"/>
        </table:table-row>
        <table:table-row table:style-name="ro19">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68"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74"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4"/>
        </table:table-row>
        <table:table-row table:style-name="ro20">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68"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4"/>
        </table:table-row>
        <table:table-row table:style-name="ro21">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68"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68"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68"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4"/>
        </table:table-row>
        <table:table-row table:style-name="ro8">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68" table:formula="of:=IF([.K48]=&quot;&quot;;&quot;?&quot;;IF([.M48]=&quot;&quot;;&quot;新規&quot;;IF([.K48]=[.M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68"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4"/>
        </table:table-row>
        <table:table-row table:style-name="ro23">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68"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4"/>
        </table:table-row>
        <table:table-row table:style-name="ro24">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68"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4"/>
        </table:table-row>
        <table:table-row table:style-name="ro25">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68"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68"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68"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68"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4"/>
        </table:table-row>
        <table:table-row table:style-name="ro26">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68" table:formula="of:=IF([.K58]=&quot;&quot;;&quot;?&quot;;IF([.M58]=&quot;&quot;;&quot;新規&quot;;IF([.K58]=[.M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4"/>
        </table:table-row>
        <table:table-row table:style-name="ro27">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68" table:formula="of:=IF([.K59]=&quot;&quot;;&quot;?&quot;;IF([.M59]=&quot;&quot;;&quot;新規&quot;;IF([.K59]=[.M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4"/>
        </table:table-row>
        <table:table-row table:style-name="ro28">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68"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4"/>
        </table:table-row>
        <table:table-row table:style-name="ro29">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68"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4"/>
        </table:table-row>
        <table:table-row table:style-name="ro8">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68"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4"/>
        </table:table-row>
        <table:table-row table:style-name="ro27">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68"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68"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4"/>
        </table:table-row>
        <table:table-row table:style-name="ro30">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68"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4"/>
        </table:table-row>
        <table:table-row table:style-name="ro31">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4"/>
        </table:table-row>
        <table:table-row table:style-name="ro32">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68"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4"/>
        </table:table-row>
        <table:table-row table:style-name="ro33">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68" table:formula="of:=IF([.K69]=&quot;&quot;;&quot;?&quot;;IF([.M69]=&quot;&quot;;&quot;新規&quot;;IF([.K69]=[.M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4"/>
        </table:table-row>
        <table:table-row table:style-name="ro34">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4"/>
        </table:table-row>
        <table:table-row table:style-name="ro35">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68"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1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4"/>
        </table:table-row>
        <table:table-row table:style-name="ro36">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68"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68"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68"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68"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4"/>
        </table:table-row>
        <table:table-row table:style-name="ro37">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68"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68"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74" office:value-type="string" calcext:value-type="string">
            <text:p>lockPref("javascript.enabled", true);</text:p>
          </table:table-cell>
          <table:table-cell table:style-name="ce7" table:formula="of:=IF([.O81]=&quot;&quot;;&quot;?&quot;;IF([.Q81]=&quot;&quot;;&quot;新規&quot;;IF([.O81]=[.Q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4"/>
        </table:table-row>
        <table:table-row table:style-name="ro38">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68"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68"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74" office:value-type="string" calcext:value-type="string">
            <text:p>lockPref("javascript.enabled", false);</text:p>
          </table:table-cell>
          <table:table-cell table:style-name="ce7" table:formula="of:=IF([.O83]=&quot;&quot;;&quot;?&quot;;IF([.Q83]=&quot;&quot;;&quot;新規&quot;;IF([.O83]=[.Q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4"/>
        </table:table-row>
        <table:table-row table:style-name="ro38">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68"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74" office:value-type="string" calcext:value-type="string">
            <text:p>-</text:p>
          </table:table-cell>
          <table:table-cell table:style-name="ce7" table:formula="of:=IF([.O85]=&quot;&quot;;&quot;?&quot;;IF([.Q85]=&quot;&quot;;&quot;新規&quot;;IF([.O85]=[.Q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68"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74"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68"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74"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74" office:value-type="string" calcext:value-type="string">
            <text:p>-</text:p>
          </table:table-cell>
          <table:table-cell table:style-name="ce7" table:formula="of:=IF([.O88]=&quot;&quot;;&quot;?&quot;;IF([.Q88]=&quot;&quot;;&quot;新規&quot;;IF([.O88]=[.Q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4"/>
        </table:table-row>
        <table:table-row table:style-name="ro39">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68"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68"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74" office:value-type="string" calcext:value-type="string">
            <text:p>lockPref("full-screen-api.enabled", true);</text:p>
          </table:table-cell>
          <table:table-cell table:style-name="ce7" table:formula="of:=IF([.O90]=&quot;&quot;;&quot;?&quot;;IF([.Q90]=&quot;&quot;;&quot;新規&quot;;IF([.O90]=[.Q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68"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68"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74" office:value-type="string" calcext:value-type="string">
            <text:p>lockPref("full-screen-api.enabled", false);</text:p>
          </table:table-cell>
          <table:table-cell table:style-name="ce7" table:formula="of:=IF([.O92]=&quot;&quot;;&quot;?&quot;;IF([.Q92]=&quot;&quot;;&quot;新規&quot;;IF([.O92]=[.Q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68"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75"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68"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75"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68"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68"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68"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4"/>
        </table:table-row>
        <table:table-row table:style-name="ro40">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68"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4"/>
        </table:table-row>
        <table:table-row table:style-name="ro41">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68" table:formula="of:=IF([.K102]=&quot;&quot;;&quot;?&quot;;IF([.M102]=&quot;&quot;;&quot;新規&quot;;IF([.K102]=[.M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4"/>
        </table:table-row>
        <table:table-row table:style-name="ro33">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68"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68"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68"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68"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4"/>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68" table:formula="of:=IF([.K107]=&quot;&quot;;&quot;?&quot;;IF([.M107]=&quot;&quot;;&quot;新規&quot;;IF([.K107]=[.M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4"/>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68" table:formula="of:=IF([.K109]=&quot;&quot;;&quot;?&quot;;IF([.M109]=&quot;&quot;;&quot;新規&quot;;IF([.K109]=[.M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4"/>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68" table:formula="of:=IF([.K111]=&quot;&quot;;&quot;?&quot;;IF([.M111]=&quot;&quot;;&quot;新規&quot;;IF([.K111]=[.M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4"/>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4"/>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68"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4"/>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4"/>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68"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68"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4"/>
        </table:table-row>
        <table:table-row table:style-name="ro16">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68" table:formula="of:=IF([.K117]=&quot;&quot;;&quot;?&quot;;IF([.M117]=&quot;&quot;;&quot;新規&quot;;IF([.K117]=[.M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4"/>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68" table:formula="of:=IF([.K118]=&quot;&quot;;&quot;?&quot;;IF([.M118]=&quot;&quot;;&quot;新規&quot;;IF([.K118]=[.M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4"/>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68"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4"/>
        </table:table-row>
        <table:table-row table:style-name="ro16">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68" table:formula="of:=IF([.K120]=&quot;&quot;;&quot;?&quot;;IF([.M120]=&quot;&quot;;&quot;新規&quot;;IF([.K120]=[.M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4"/>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68"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68"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4"/>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4"/>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68"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4"/>
        </table:table-row>
        <table:table-row table:style-name="ro5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8" table:formula="of:=IF([.K127]=&quot;&quot;;&quot;?&quot;;IF([.M127]=&quot;&quot;;&quot;新規&quot;;IF([.K127]=[.M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4"/>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68"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68"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4"/>
        </table:table-row>
        <table:table-row table:style-name="ro55">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68"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4"/>
        </table:table-row>
        <table:table-row table:style-name="ro56">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68"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4"/>
        </table:table-row>
        <table:table-row table:style-name="ro57">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68"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4"/>
        </table:table-row>
        <table:table-row table:style-name="ro58">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68"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11" office:value-type="string" calcext:value-type="string">
            <text:p>Firefox 31の時点で廃止</text:p>
          </table:table-cell>
          <table:table-cell table:style-name="ce7" table:formula="of:=IF([.O135]=&quot;&quot;;&quot;?&quot;;IF([.Q135]=&quot;&quot;;&quot;新規&quot;;IF([.O135]=[.Q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4"/>
        </table:table-row>
        <table:table-row table:style-name="ro59">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68"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4"/>
        </table:table-row>
        <table:table-row table:style-name="ro60">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68" table:formula="of:=IF([.K139]=&quot;&quot;;&quot;?&quot;;IF([.M139]=&quot;&quot;;&quot;新規&quot;;IF([.K139]=[.M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4"/>
        </table:table-row>
        <table:table-row table:style-name="ro7">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68"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4"/>
        </table:table-row>
        <table:table-row table:style-name="ro27">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68"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4"/>
        </table:table-row>
        <table:table-row table:style-name="ro61">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68"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68"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68"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4"/>
        </table:table-row>
        <table:table-row table:style-name="ro62">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68"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4"/>
        </table:table-row>
        <table:table-row table:style-name="ro63">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68"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4"/>
        </table:table-row>
        <table:table-row table:style-name="ro64">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68"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68"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4"/>
        </table:table-row>
        <table:table-row table:style-name="ro36">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68"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4"/>
        </table:table-row>
        <table:table-row table:style-name="ro27">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68"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68"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68"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68"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68"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74"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4"/>
        </table:table-row>
        <table:table-row table:style-name="ro19">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68"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1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4"/>
        </table:table-row>
        <table:table-row table:style-name="ro19">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68"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1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68"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74"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4"/>
        </table:table-row>
        <table:table-row table:style-name="ro7">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68"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4"/>
        </table:table-row>
        <table:table-row table:style-name="ro65">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68"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68"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74" office:value-type="string" calcext:value-type="string">
            <text:p>-</text:p>
          </table:table-cell>
          <table:table-cell table:style-name="ce7" table:formula="of:=IF([.O166]=&quot;&quot;;&quot;?&quot;;IF([.Q166]=&quot;&quot;;&quot;新規&quot;;IF([.O166]=[.Q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68"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74" office:value-type="string" calcext:value-type="string">
            <text:p>lockPref("browser.search.geoip.url", "");</text:p>
          </table:table-cell>
          <table:table-cell table:style-name="ce7" table:formula="of:=IF([.O167]=&quot;&quot;;&quot;?&quot;;IF([.Q167]=&quot;&quot;;&quot;新規&quot;;IF([.O167]=[.Q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68"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68"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68"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4"/>
        </table:table-row>
        <table:table-row table:style-name="ro66">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68"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4"/>
        </table:table-row>
        <table:table-row table:style-name="ro67">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68"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74" office:value-type="string" calcext:value-type="string">
            <text:p>-</text:p>
          </table:table-cell>
          <table:table-cell table:style-name="ce7" table:formula="of:=IF([.O174]=&quot;&quot;;&quot;?&quot;;IF([.Q174]=&quot;&quot;;&quot;新規&quot;;IF([.O174]=[.Q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4"/>
        </table:table-row>
        <table:table-row table:style-name="ro68">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68"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4"/>
        </table:table-row>
        <table:table-row table:style-name="ro19">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68"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4"/>
        </table:table-row>
        <table:table-row table:style-name="ro51">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4"/>
        </table:table-row>
        <table:table-row table:style-name="ro69">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68"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4"/>
        </table:table-row>
        <table:table-row table:style-name="ro70">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68"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4"/>
        </table:table-row>
        <table:table-row table:style-name="ro71">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68"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4"/>
        </table:table-row>
        <table:table-row table:style-name="ro72">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68"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4"/>
        </table:table-row>
        <table:table-row table:style-name="ro23">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75"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4"/>
        </table:table-row>
        <table:table-row table:style-name="ro73">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68" table:formula="of:=IF([.K186]=&quot;&quot;;&quot;?&quot;;IF([.M186]=&quot;&quot;;&quot;新規&quot;;IF([.K186]=[.M186];&quot;&quot;;&quot;変更あり&quot;)))">
            <text:p/>
          </table:table-cell>
          <table:table-cell table:style-name="ce70"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76"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4"/>
        </table:table-row>
        <table:table-row table:style-name="ro74">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68"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68"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4"/>
        </table:table-row>
        <table:table-row table:style-name="ro75">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68"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4"/>
        </table:table-row>
        <table:table-row table:style-name="ro76">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68"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4"/>
        </table:table-row>
        <table:table-row table:style-name="ro77">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8" table:formula="of:=IF([.K194]=&quot;&quot;;&quot;?&quot;;IF([.M194]=&quot;&quot;;&quot;新規&quot;;IF([.K194]=[.M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68"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O195]=&quot;&quot;;&quot;?&quot;;IF([.Q195]=&quot;&quot;;&quot;新規&quot;;IF([.O195]=[.Q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4"/>
        </table:table-row>
        <table:table-row table:style-name="ro78">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68"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74" office:value-type="string" calcext:value-type="string">
            <text:p>-</text:p>
          </table:table-cell>
          <table:table-cell table:style-name="ce7" table:formula="of:=IF([.O197]=&quot;&quot;;&quot;?&quot;;IF([.Q197]=&quot;&quot;;&quot;新規&quot;;IF([.O197]=[.Q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68"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74" office:value-type="string" calcext:value-type="string">
            <text:p>-</text:p>
          </table:table-cell>
          <table:table-cell table:style-name="ce7" table:formula="of:=IF([.O198]=&quot;&quot;;&quot;?&quot;;IF([.Q198]=&quot;&quot;;&quot;新規&quot;;IF([.O198]=[.Q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68"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74"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4"/>
        </table:table-row>
        <table:table-row table:style-name="ro79">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68"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8" table:formula="of:=IF([.K201]=&quot;&quot;;&quot;?&quot;;IF([.M201]=&quot;&quot;;&quot;新規&quot;;IF([.K201]=[.M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02]=&quot;&quot;;&quot;?&quot;;IF([.M202]=&quot;&quot;;&quot;新規&quot;;IF([.K202]=[.M202];&quot;&quot;;&quot;変更あり&quot;)))">
            <text:p/>
          </table:table-cell>
          <table:table-cell table:style-name="ce45" office:value-type="string" calcext:value-type="string">
            <text:p>-</text:p>
          </table:table-cell>
          <table:table-cell table:style-name="ce10" table:formula="of:=IF([.M202]=&quot;&quot;;&quot;?&quot;;IF([.O202]=&quot;&quot;;&quot;新規&quot;;IF([.M202]=[.O202];&quot;&quot;;&quot;変更あり&quot;)))">
            <text:p/>
          </table:table-cell>
          <table:table-cell table:style-name="ce45" office:value-type="string" calcext:value-type="string">
            <text:p>-</text:p>
          </table:table-cell>
          <table:table-cell table:style-name="ce7" table:formula="of:=IF([.O202]=&quot;&quot;;&quot;?&quot;;IF([.Q202]=&quot;&quot;;&quot;新規&quot;;IF([.O202]=[.Q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8" table:formula="of:=IF([.K203]=&quot;&quot;;&quot;?&quot;;IF([.M203]=&quot;&quot;;&quot;新規&quot;;IF([.K203]=[.M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68"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74"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68"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74"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4"/>
        </table:table-row>
        <table:table-row table:style-name="ro80">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8" table:formula="of:=IF([.K206]=&quot;&quot;;&quot;?&quot;;IF([.M206]=&quot;&quot;;&quot;新規&quot;;IF([.K206]=[.M206];&quot;&quot;;&quot;変更あり&quot;)))">
            <text:p/>
          </table:table-cell>
          <table:table-cell table:style-name="ce45" office:value-type="string" calcext:value-type="string">
            <text:p>-</text:p>
          </table:table-cell>
          <table:table-cell table:style-name="ce10" table:formula="of:=IF([.M206]=&quot;&quot;;&quot;?&quot;;IF([.O206]=&quot;&quot;;&quot;新規&quot;;IF([.M206]=[.O206];&quot;&quot;;&quot;変更あり&quot;)))">
            <text:p/>
          </table:table-cell>
          <table:table-cell table:style-name="ce45"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4"/>
        </table:table-row>
        <table:table-row table:style-name="ro53">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8" table:formula="of:=IF([.K207]=&quot;&quot;;&quot;?&quot;;IF([.M207]=&quot;&quot;;&quot;新規&quot;;IF([.K207]=[.M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4"/>
        </table:table-row>
        <table:table-row table:style-name="ro81">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8" table:formula="of:=IF([.K208]=&quot;&quot;;&quot;?&quot;;IF([.M208]=&quot;&quot;;&quot;新規&quot;;IF([.K208]=[.M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8" table:formula="of:=IF([.K209]=&quot;&quot;;&quot;?&quot;;IF([.M209]=&quot;&quot;;&quot;新規&quot;;IF([.K209]=[.M209];&quot;&quot;;&quot;変更あり&quot;)))">
            <text:p/>
          </table:table-cell>
          <table:table-cell table:style-name="ce45"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5"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8" table:formula="of:=IF([.K210]=&quot;&quot;;&quot;?&quot;;IF([.M210]=&quot;&quot;;&quot;新規&quot;;IF([.K210]=[.M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M210]=&quot;&quot;;&quot;?&quot;;IF([.O210]=&quot;&quot;;&quot;新規&quot;;IF([.M210]=[.O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8" table:formula="of:=IF([.K211]=&quot;&quot;;&quot;?&quot;;IF([.M211]=&quot;&quot;;&quot;新規&quot;;IF([.K211]=[.M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8" table:formula="of:=IF([.K212]=&quot;&quot;;&quot;?&quot;;IF([.M212]=&quot;&quot;;&quot;新規&quot;;IF([.K212]=[.M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4"/>
        </table:table-row>
        <table:table-row table:style-name="ro83">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8" table:formula="of:=IF([.K213]=&quot;&quot;;&quot;?&quot;;IF([.M213]=&quot;&quot;;&quot;新規&quot;;IF([.K213]=[.M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M213]=&quot;&quot;;&quot;?&quot;;IF([.O213]=&quot;&quot;;&quot;新規&quot;;IF([.M213]=[.O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8" table:formula="of:=IF([.K214]=&quot;&quot;;&quot;?&quot;;IF([.M214]=&quot;&quot;;&quot;新規&quot;;IF([.K214]=[.M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15]=&quot;&quot;;&quot;?&quot;;IF([.M215]=&quot;&quot;;&quot;新規&quot;;IF([.K215]=[.M215];&quot;&quot;;&quot;変更あり&quot;)))">
            <text:p/>
          </table:table-cell>
          <table:table-cell table:style-name="ce45" office:value-type="string" calcext:value-type="string">
            <text:p>-</text:p>
          </table:table-cell>
          <table:table-cell table:style-name="ce10" table:formula="of:=IF([.M215]=&quot;&quot;;&quot;?&quot;;IF([.O215]=&quot;&quot;;&quot;新規&quot;;IF([.M215]=[.O215];&quot;&quot;;&quot;変更あり&quot;)))">
            <text:p/>
          </table:table-cell>
          <table:table-cell table:style-name="ce45"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8" table:formula="of:=IF([.K216]=&quot;&quot;;&quot;?&quot;;IF([.M216]=&quot;&quot;;&quot;新規&quot;;IF([.K216]=[.M216];&quot;&quot;;&quot;変更あり&quot;)))">
            <text:p/>
          </table:table-cell>
          <table:table-cell table:style-name="ce45"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5"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17]=&quot;&quot;;&quot;?&quot;;IF([.M217]=&quot;&quot;;&quot;新規&quot;;IF([.K217]=[.M217];&quot;&quot;;&quot;変更あり&quot;)))">
            <text:p/>
          </table:table-cell>
          <table:table-cell table:style-name="ce45" office:value-type="string" calcext:value-type="string">
            <text:p>-</text:p>
          </table:table-cell>
          <table:table-cell table:style-name="ce10" table:formula="of:=IF([.M217]=&quot;&quot;;&quot;?&quot;;IF([.O217]=&quot;&quot;;&quot;新規&quot;;IF([.M217]=[.O217];&quot;&quot;;&quot;変更あり&quot;)))">
            <text:p/>
          </table:table-cell>
          <table:table-cell table:style-name="ce45"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8" table:formula="of:=IF([.K218]=&quot;&quot;;&quot;?&quot;;IF([.M218]=&quot;&quot;;&quot;新規&quot;;IF([.K218]=[.M218];&quot;&quot;;&quot;変更あり&quot;)))">
            <text:p/>
          </table:table-cell>
          <table:table-cell table:style-name="ce45"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5"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19]=&quot;&quot;;&quot;?&quot;;IF([.M219]=&quot;&quot;;&quot;新規&quot;;IF([.K219]=[.M219];&quot;&quot;;&quot;変更あり&quot;)))">
            <text:p/>
          </table:table-cell>
          <table:table-cell table:style-name="ce45" office:value-type="string" calcext:value-type="string">
            <text:p>-</text:p>
          </table:table-cell>
          <table:table-cell table:style-name="ce10" table:formula="of:=IF([.M219]=&quot;&quot;;&quot;?&quot;;IF([.O219]=&quot;&quot;;&quot;新規&quot;;IF([.M219]=[.O219];&quot;&quot;;&quot;変更あり&quot;)))">
            <text:p/>
          </table:table-cell>
          <table:table-cell table:style-name="ce45"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8" table:formula="of:=IF([.K220]=&quot;&quot;;&quot;?&quot;;IF([.M220]=&quot;&quot;;&quot;新規&quot;;IF([.K220]=[.M220];&quot;&quot;;&quot;変更あり&quot;)))">
            <text:p/>
          </table:table-cell>
          <table:table-cell table:style-name="ce45"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5"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21]=&quot;&quot;;&quot;?&quot;;IF([.M221]=&quot;&quot;;&quot;新規&quot;;IF([.K221]=[.M221];&quot;&quot;;&quot;変更あり&quot;)))">
            <text:p/>
          </table:table-cell>
          <table:table-cell table:style-name="ce45"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8" table:formula="of:=IF([.K222]=&quot;&quot;;&quot;?&quot;;IF([.M222]=&quot;&quot;;&quot;新規&quot;;IF([.K222]=[.M222];&quot;&quot;;&quot;変更あり&quot;)))">
            <text:p/>
          </table:table-cell>
          <table:table-cell table:style-name="ce45"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23]=&quot;&quot;;&quot;?&quot;;IF([.M223]=&quot;&quot;;&quot;新規&quot;;IF([.K223]=[.M223];&quot;&quot;;&quot;変更あり&quot;)))">
            <text:p/>
          </table:table-cell>
          <table:table-cell table:style-name="ce45"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8" table:formula="of:=IF([.K224]=&quot;&quot;;&quot;?&quot;;IF([.M224]=&quot;&quot;;&quot;新規&quot;;IF([.K224]=[.M224];&quot;&quot;;&quot;変更あり&quot;)))">
            <text:p/>
          </table:table-cell>
          <table:table-cell table:style-name="ce45"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25]=&quot;&quot;;&quot;?&quot;;IF([.M225]=&quot;&quot;;&quot;新規&quot;;IF([.K225]=[.M225];&quot;&quot;;&quot;変更あり&quot;)))">
            <text:p/>
          </table:table-cell>
          <table:table-cell table:style-name="ce45"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8" table:formula="of:=IF([.K226]=&quot;&quot;;&quot;?&quot;;IF([.M226]=&quot;&quot;;&quot;新規&quot;;IF([.K226]=[.M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4"/>
        </table:table-row>
        <table:table-row table:style-name="ro84">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74" office:value-type="string" calcext:value-type="string">
            <text:p>-</text:p>
          </table:table-cell>
          <table:table-cell table:style-name="ce7" table:formula="of:=IF([.O227]=&quot;&quot;;&quot;?&quot;;IF([.Q227]=&quot;&quot;;&quot;新規&quot;;IF([.O227]=[.Q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68"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74"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4"/>
        </table:table-row>
        <table:table-row table:style-name="ro84">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4"/>
        </table:table-row>
        <table:table-row table:style-name="ro85">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8"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4"/>
        </table:table-row>
        <table:table-row table:style-name="ro37">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68"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68"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4"/>
        </table:table-row>
        <table:table-row table:style-name="ro48">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68"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68"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4"/>
        </table:table-row>
        <table:table-row table:style-name="ro86">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68"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4"/>
        </table:table-row>
        <table:table-row table:style-name="ro87">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8"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68"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68"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68"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68"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68"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O244]=&quot;&quot;;&quot;?&quot;;IF([.Q244]=&quot;&quot;;&quot;新規&quot;;IF([.O244]=[.Q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68"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4"/>
        </table:table-row>
        <table:table-row table:style-name="ro19">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68"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4"/>
        </table:table-row>
        <table:table-row table:style-name="ro89">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68"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4"/>
        </table:table-row>
        <table:table-row table:style-name="ro4">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4"/>
        </table:table-row>
        <table:table-row table:style-name="ro90">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68" table:formula="of:=IF([.K249]=&quot;&quot;;&quot;?&quot;;IF([.M249]=&quot;&quot;;&quot;新規&quot;;IF([.K249]=[.M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4"/>
        </table:table-row>
        <table:table-row table:style-name="ro42">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8" table:formula="of:=IF([.K251]=&quot;&quot;;&quot;?&quot;;IF([.M251]=&quot;&quot;;&quot;新規&quot;;IF([.K251]=[.M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68"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68"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4"/>
        </table:table-row>
        <table:table-row table:style-name="ro91">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4"/>
        </table:table-row>
        <table:table-row table:style-name="ro92">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8"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4"/>
        </table:table-row>
        <table:table-row table:style-name="ro93">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68"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4"/>
        </table:table-row>
        <table:table-row table:style-name="ro94">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68"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68"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68"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68" table:formula="of:=IF([.K261]=&quot;&quot;;&quot;?&quot;;IF([.M261]=&quot;&quot;;&quot;新規&quot;;IF([.K261]=[.M261];&quot;&quot;;&quot;変更あり&quot;)))">
            <text:p/>
          </table:table-cell>
          <table:table-cell table:style-name="ce40"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4"/>
        </table:table-row>
        <table:table-row table:style-name="ro95">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68"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4"/>
        </table:table-row>
        <table:table-row table:style-name="ro96">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68"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68"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4"/>
        </table:table-row>
        <table:table-row table:style-name="ro96">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68"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4"/>
        </table:table-row>
        <table:table-row table:style-name="ro97">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68"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4"/>
        </table:table-row>
        <table:table-row table:style-name="ro98">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68"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4"/>
        </table:table-row>
        <table:table-row table:style-name="ro97">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68"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4"/>
        </table:table-row>
        <table:table-row table:style-name="ro99">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68"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68"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4"/>
        </table:table-row>
        <table:table-row table:style-name="ro80">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68"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68"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4"/>
        </table:table-row>
        <table:table-row table:style-name="ro100">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68"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68" table:formula="of:=IF([.K275]=&quot;&quot;;&quot;?&quot;;IF([.M275]=&quot;&quot;;&quot;新規&quot;;IF([.K275]=[.M275];&quot;&quot;;&quot;変更あり&quot;)))">
            <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74" office:value-type="string" calcext:value-type="string">
            <text:p>-</text:p>
          </table:table-cell>
          <table:table-cell table:style-name="ce7" table:formula="of:=IF([.O276]=&quot;&quot;;&quot;?&quot;;IF([.Q276]=&quot;&quot;;&quot;新規&quot;;IF([.O276]=[.Q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4"/>
        </table:table-row>
        <table:table-row table:style-name="ro101">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2);</text:p>
            <text:p>lockPref("browser.link.open_newwindow.restriction", 0);</text:p>
          </table:table-cell>
          <table:table-cell table:style-name="ce68"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4"/>
        </table:table-row>
        <table:table-row table:style-name="ro102">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8"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4"/>
        </table:table-row>
        <table:table-row table:style-name="ro102">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8"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4"/>
        </table:table-row>
        <table:table-row table:style-name="ro102">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8"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4"/>
        </table:table-row>
        <table:table-row table:style-name="ro103">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68"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68"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4"/>
        </table:table-row>
        <table:table-row table:style-name="ro23">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68"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74"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68"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74"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68"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68"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4"/>
        </table:table-row>
        <table:table-row table:style-name="ro57">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68"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4"/>
        </table:table-row>
        <table:table-row table:style-name="ro104">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68"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68"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68"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68"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1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68"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1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4"/>
        </table:table-row>
        <table:table-row table:style-name="ro105">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68"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4"/>
        </table:table-row>
        <table:table-row table:style-name="ro106">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68"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4"/>
        </table:table-row>
        <table:table-row table:style-name="ro76">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68"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68"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68"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4"/>
        </table:table-row>
        <table:table-row table:style-name="ro107">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68"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68"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4" calcext:value-type="float">
            <text:p>274</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68"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5" calcext:value-type="float">
            <text:p>275</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68" table:formula="of:=IF([.K306]=&quot;&quot;;&quot;?&quot;;IF([.M306]=&quot;&quot;;&quot;新規&quot;;IF([.K306]=[.M306];&quot;&quot;;&quot;変更あり&quot;)))">
            <text:p/>
          </table:table-cell>
          <table:table-cell table:style-name="ce71" office:value-type="string" calcext:value-type="string">
            <text:p>-</text:p>
          </table:table-cell>
          <table:table-cell table:style-name="ce10" table:formula="of:=IF([.M306]=&quot;&quot;;&quot;?&quot;;IF([.O306]=&quot;&quot;;&quot;新規&quot;;IF([.M306]=[.O306];&quot;&quot;;&quot;変更あり&quot;)))">
            <text:p/>
          </table:table-cell>
          <table:table-cell table:style-name="ce71"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6" calcext:value-type="float">
            <text:p>276</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7" calcext:value-type="float">
            <text:p>277</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68"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8" calcext:value-type="float">
            <text:p>278</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4"/>
        </table:table-row>
        <table:table-row table:style-name="ro3">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9" calcext:value-type="float">
            <text:p>279</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68"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80" calcext:value-type="float">
            <text:p>280</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68"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4"/>
        </table:table-row>
        <table:table-row table:style-name="ro108">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81" calcext:value-type="float">
            <text:p>281</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68"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2" calcext:value-type="float">
            <text:p>282</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68"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3" calcext:value-type="float">
            <text:p>283</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68"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4" calcext:value-type="float">
            <text:p>284</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68"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5" calcext:value-type="float">
            <text:p>285</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68"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6" calcext:value-type="float">
            <text:p>286</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68"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4"/>
        </table:table-row>
        <table:table-row table:style-name="ro19">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7" calcext:value-type="float">
            <text:p>287</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68"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4"/>
        </table:table-row>
        <table:table-row table:style-name="ro80">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8" calcext:value-type="float">
            <text:p>288</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68"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9" calcext:value-type="float">
            <text:p>289</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68"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90" calcext:value-type="float">
            <text:p>290</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68" table:formula="of:=IF([.K321]=&quot;&quot;;&quot;?&quot;;IF([.M321]=&quot;&quot;;&quot;新規&quot;;IF([.K321]=[.M321];&quot;&quot;;&quot;変更あり&quot;)))">
            <text:p/>
          </table:table-cell>
          <table:table-cell table:style-name="ce40"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4"/>
        </table:table-row>
        <table:table-row table:style-name="ro109">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91" calcext:value-type="float">
            <text:p>291</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68"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92" calcext:value-type="float">
            <text:p>292</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8"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4"/>
        </table:table-row>
        <table:table-row table:style-name="ro110">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93" calcext:value-type="float">
            <text:p>293</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68"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4" calcext:value-type="float">
            <text:p>294</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68"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4"/>
        </table:table-row>
        <table:table-row table:style-name="ro94">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5" calcext:value-type="float">
            <text:p>295</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able:table-cell>
          <table:table-cell table:style-name="ce68"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6" calcext:value-type="float">
            <text:p>296</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68"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7" calcext:value-type="float">
            <text:p>297</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68"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8" calcext:value-type="float">
            <text:p>298</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68"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74" office:value-type="string" calcext:value-type="string">
            <text:p>-</text:p>
          </table:table-cell>
          <table:table-cell table:style-name="ce7" table:formula="of:=IF([.O329]=&quot;&quot;;&quot;?&quot;;IF([.Q329]=&quot;&quot;;&quot;新規&quot;;IF([.O329]=[.Q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4"/>
        </table:table-row>
        <table:table-row table:style-name="ro79">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9" calcext:value-type="float">
            <text:p>299</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68"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300" calcext:value-type="float">
            <text:p>300</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68"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74"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301" calcext:value-type="float">
            <text:p>301</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68"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74"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4"/>
        </table:table-row>
        <table:table-row table:style-name="ro62">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302" calcext:value-type="float">
            <text:p>302</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68"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303" calcext:value-type="float">
            <text:p>303</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68"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4" calcext:value-type="float">
            <text:p>304</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68"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74"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5" calcext:value-type="float">
            <text:p>305</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68"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74"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6" calcext:value-type="float">
            <text:p>306</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4"/>
        </table:table-row>
        <table:table-row table:style-name="ro111">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7" calcext:value-type="float">
            <text:p>307</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68"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4"/>
        </table:table-row>
        <table:table-row table:style-name="ro112">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68"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8" calcext:value-type="float">
            <text:p>308</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75"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9" calcext:value-type="float">
            <text:p>309</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10" calcext:value-type="float">
            <text:p>310</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68"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11" calcext:value-type="float">
            <text:p>311</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12" calcext:value-type="float">
            <text:p>312</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68"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4"/>
        </table:table-row>
        <table:table-row table:style-name="ro113">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13" calcext:value-type="float">
            <text:p>313</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68"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74"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4"/>
        </table:table-row>
        <table:table-row table:style-name="ro62">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4" calcext:value-type="float">
            <text:p>314</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68"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4"/>
        </table:table-row>
        <table:table-row table:style-name="ro84">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5" calcext:value-type="float">
            <text:p>315</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68"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4"/>
        </table:table-row>
        <table:table-row table:style-name="ro3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6" calcext:value-type="float">
            <text:p>316</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68"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4"/>
        </table:table-row>
        <table:table-row table:style-name="ro27">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7" calcext:value-type="float">
            <text:p>317</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68"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4"/>
        </table:table-row>
        <table:table-row table:style-name="ro114">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8" calcext:value-type="float">
            <text:p>318</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68"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9" calcext:value-type="float">
            <text:p>319</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68"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20" calcext:value-type="float">
            <text:p>320</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68"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21" calcext:value-type="float">
            <text:p>321</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68"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22" calcext:value-type="float">
            <text:p>322</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68"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23" calcext:value-type="float">
            <text:p>323</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4" calcext:value-type="float">
            <text:p>324</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68"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68" table:formula="of:=IF([.K357]=&quot;&quot;;&quot;?&quot;;IF([.M357]=&quot;&quot;;&quot;新規&quot;;IF([.K357]=[.M357];&quot;&quot;;&quot;変更あり&quot;)))">
            <text:p/>
          </table:table-cell>
          <table:table-cell table:style-name="ce71"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68" table:formula="of:=IF([.K358]=&quot;&quot;;&quot;?&quot;;IF([.M358]=&quot;&quot;;&quot;新規&quot;;IF([.K358]=[.M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4"/>
        </table:table-row>
        <table:table-row table:style-name="ro115">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5" calcext:value-type="float">
            <text:p>325</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21">lockPref("plugin.state.npdeployjava", 0);は少なくともESR52以降に存在しない</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68" table:formula="of:=IF([.K359]=&quot;&quot;;&quot;?&quot;;IF([.M359]=&quot;&quot;;&quot;新規&quot;;IF([.K359]=[.M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4"/>
        </table:table-row>
        <table:table-row table:style-name="ro116">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6" calcext:value-type="float">
            <text:p>326</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21">lockPref("plugin.state.npdeployjava", 2);は少なくともESR52以降に存在しない</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68" table:formula="of:=IF([.K360]=&quot;&quot;;&quot;?&quot;;IF([.M360]=&quot;&quot;;&quot;新規&quot;;IF([.K360]=[.M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4"/>
        </table:table-row>
        <table:table-row table:style-name="ro17">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7" calcext:value-type="float">
            <text:p>327</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22">lockPref("plugin.state.npdeployjava", 1);は少なくともESR52以降に存在しない</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68" table:formula="of:=IF([.K361]=&quot;&quot;;&quot;?&quot;;IF([.M361]=&quot;&quot;;&quot;新規&quot;;IF([.K361]=[.M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4"/>
        </table:table-row>
        <table:table-row table:style-name="ro68">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8" calcext:value-type="float">
            <text:p>328</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68"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4"/>
        </table:table-row>
        <table:table-row table:style-name="ro68">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9" calcext:value-type="float">
            <text:p>329</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68"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4"/>
        </table:table-row>
        <table:table-row table:style-name="ro68">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30" calcext:value-type="float">
            <text:p>330</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68"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4"/>
        </table:table-row>
        <table:table-row table:style-name="ro6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31" calcext:value-type="float">
            <text:p>331</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68"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4"/>
        </table:table-row>
        <table:table-row table:style-name="ro68">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32" calcext:value-type="float">
            <text:p>332</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68"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4"/>
        </table:table-row>
        <table:table-row table:style-name="ro68">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33" calcext:value-type="float">
            <text:p>333</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68"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4" calcext:value-type="float">
            <text:p>334</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68"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5" calcext:value-type="float">
            <text:p>335</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68"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6" calcext:value-type="float">
            <text:p>336</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68"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7" calcext:value-type="float">
            <text:p>337</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68"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8" calcext:value-type="float">
            <text:p>338</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68"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9" calcext:value-type="float">
            <text:p>339</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68"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4"/>
        </table:table-row>
        <table:table-row table:style-name="ro117">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40" calcext:value-type="float">
            <text:p>340</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68"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4"/>
        </table:table-row>
        <table:table-row table:style-name="ro117">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41" calcext:value-type="float">
            <text:p>341</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68"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4"/>
        </table:table-row>
        <table:table-row table:style-name="ro117">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42" calcext:value-type="float">
            <text:p>342</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68"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4"/>
        </table:table-row>
        <table:table-row table:style-name="ro98">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43" calcext:value-type="float">
            <text:p>343</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68"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4"/>
        </table:table-row>
        <table:table-row table:style-name="ro98">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4" calcext:value-type="float">
            <text:p>344</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68"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4"/>
        </table:table-row>
        <table:table-row table:style-name="ro98">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5" calcext:value-type="float">
            <text:p>345</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68"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6" calcext:value-type="float">
            <text:p>346</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4"/>
        </table:table-row>
        <table:table-row table:style-name="ro73">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7" calcext:value-type="float">
            <text:p>347</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68"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4"/>
        </table:table-row>
        <table:table-row table:style-name="ro118">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8" calcext:value-type="float">
            <text:p>348</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68"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9" calcext:value-type="float">
            <text:p>349</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68"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50" calcext:value-type="float">
            <text:p>350</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68"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51" calcext:value-type="float">
            <text:p>351</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68"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52" calcext:value-type="float">
            <text:p>352</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68"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53" calcext:value-type="float">
            <text:p>353</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68"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4"/>
        </table:table-row>
        <table:table-row table:style-name="ro80">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4" calcext:value-type="float">
            <text:p>354</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68"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4"/>
        </table:table-row>
        <table:table-row table:style-name="ro80">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5" calcext:value-type="float">
            <text:p>355</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68"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6" calcext:value-type="float">
            <text:p>356</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68"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7" calcext:value-type="float">
            <text:p>357</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68"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8" calcext:value-type="float">
            <text:p>358</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4"/>
        </table:table-row>
        <table:table-row table:style-name="ro119">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9" calcext:value-type="float">
            <text:p>359</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3">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68" table:formula="of:=IF([.K393]=&quot;&quot;;&quot;?&quot;;IF([.M393]=&quot;&quot;;&quot;新規&quot;;IF([.K393]=[.M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4"/>
        </table:table-row>
        <table:table-row table:style-name="ro120">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60" calcext:value-type="float">
            <text:p>360</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3">lockPref("browser.tabs.remote.autostart", false);</text:span></text:p>
            <text:p><text:span text:style-name="T23">lockPref("browser.tabs.remote.desktopbehavior", false);</text:span></text:p>
            <text:p><text:span text:style-name="T23">// シングルコンテンツプロセスを強制(autostart.Nの代替)</text:span></text:p>
            <text:p><text:span text:style-name="T23">lockPref("dom.ipc.multiOptOut”, 1);</text:span></text:p>
            <text:p><text:span text:style-name="T1">lockPref("browser.tabs.remote.force-enable", false);</text:span></text:p>
            <text:p><text:span text:style-name="T21">about:supportのウェブコンテンツプロセス数を確認すればよい？</text:span></text:p>
          </table:table-cell>
          <table:table-cell table:style-name="ce68" table:formula="of:=IF([.K394]=&quot;&quot;;&quot;?&quot;;IF([.M394]=&quot;&quot;;&quot;新規&quot;;IF([.K394]=[.M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61" calcext:value-type="float">
            <text:p>361</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4"/>
        </table:table-row>
        <table:table-row table:style-name="ro26">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62" calcext:value-type="float">
            <text:p>362</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68" table:formula="of:=IF([.K396]=&quot;&quot;;&quot;?&quot;;IF([.M396]=&quot;&quot;;&quot;新規&quot;;IF([.K396]=[.M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63" calcext:value-type="float">
            <text:p>363</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8" table:formula="of:=IF([.K397]=&quot;&quot;;&quot;?&quot;;IF([.M397]=&quot;&quot;;&quot;新規&quot;;IF([.K397]=[.M397];&quot;&quot;;&quot;変更あり&quot;)))">
            <text:p/>
          </table:table-cell>
          <table:table-cell table:style-name="ce42"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4"/>
        </table:table-row>
        <table:table-row table:style-name="ro121">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4" calcext:value-type="float">
            <text:p>364</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ext:p><text:span text:style-name="T22">pref("browser.migrated-sync-button", true);はFirefox 57で削除</text:span></text:p>
          </table:table-cell>
          <table:table-cell table:style-name="ce68" table:formula="of:=IF([.K398]=&quot;&quot;;&quot;?&quot;;IF([.M398]=&quot;&quot;;&quot;新規&quot;;IF([.K398]=[.M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5" calcext:value-type="float">
            <text:p>365</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4"/>
        </table:table-row>
        <table:table-row table:style-name="ro3">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6" calcext:value-type="float">
            <text:p>366</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68"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7" calcext:value-type="float">
            <text:p>367</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68"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8" calcext:value-type="float">
            <text:p>368</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68"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9" calcext:value-type="float">
            <text:p>369</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68"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70" calcext:value-type="float">
            <text:p>370</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68"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4"/>
        </table:table-row>
        <table:table-row table:style-name="ro19">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68"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4"/>
        </table:table-row>
        <table:table-row table:style-name="ro122">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71" calcext:value-type="float">
            <text:p>371</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68"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4"/>
        </table:table-row>
        <table:table-row table:style-name="ro3">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72" calcext:value-type="float">
            <text:p>372</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68"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73" calcext:value-type="float">
            <text:p>373</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68"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68"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68"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68"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68"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68"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68"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68"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68"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68"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8"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68"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8"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68"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8"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68"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68"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8"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4"/>
        </table:table-row>
        <table:table-row table:style-name="ro94">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68"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4"/>
        </table:table-row>
        <table:table-row table:style-name="ro123">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number-columns-repeated="5"/>
          <table:table-cell table:style-name="ce30" table:number-columns-repeated="3"/>
          <table:table-cell table:number-columns-repeated="11"/>
          <table:table-cell table:style-name="ce82"/>
          <table:table-cell table:number-columns-repeated="1004"/>
        </table:table-row>
        <table:table-row table:style-name="ro123" table:number-rows-repeated="1047562">
          <table:table-cell table:number-columns-repeated="1024"/>
        </table:table-row>
        <table:table-row table:style-name="ro123">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E2:'customization-items'.E1012 'customization-items'.M2:'customization-items'.S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K1012 'customization-items'.K2:'customization-items'.K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 calcext:target-range-address="'customization-items'.K113:'customization-items'.K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N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N95]=&quot;新規&quot;))" calcext:base-cell-address="'customization-items'.D95"/>
            <calcext:condition calcext:apply-style-name="選択された選択肢" calcext:value="formula-is([.$A95]&lt;&gt;&quot;&quot;)" calcext:base-cell-address="'customization-items'.D95"/>
          </calcext:conditional-format>
        </calcext:conditional-formats>
      </table:table>
      <table:table table:name="menuitem-shortcut-disable-items" table:style-name="ta1">
        <office:forms form:automatic-focus="false" form:apply-design-mode="false"/>
        <table:table-column table:style-name="co18" table:default-cell-style-name="ce13"/>
        <table:table-column table:style-name="co19" table:number-columns-repeated="2" table:default-cell-style-name="ce13"/>
        <table:table-column table:style-name="co20"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19" table:default-cell-style-name="ce13"/>
        <table:table-column table:style-name="co22" table:default-cell-style-name="ce13"/>
        <table:table-column table:style-name="co23" table:default-cell-style-name="ce13"/>
        <table:table-column table:style-name="co25" table:number-columns-repeated="2" table:default-cell-style-name="ce13"/>
        <table:table-column table:style-name="co26" table:default-cell-style-name="ce13"/>
        <table:table-column table:style-name="co19" table:visibility="collapse" table:default-cell-style-name="ce13"/>
        <table:table-column table:style-name="co22" table:visibility="collapse" table:default-cell-style-name="ce13"/>
        <table:table-column table:style-name="co23" table:visibility="collapse" table:default-cell-style-name="ce13"/>
        <table:table-column table:style-name="co25"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1"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2" table:visibility="collapse" table:default-cell-style-name="ce13"/>
        <table:table-column table:style-name="co23" table:visibility="collapse" table:default-cell-style-name="ce13"/>
        <table:table-column table:style-name="co25" table:visibility="collapse" table:default-cell-style-name="ce13"/>
        <table:table-column table:style-name="co17" table:number-columns-repeated="989" table:default-cell-style-name="ce13"/>
        <table:table-row table:style-name="ro124">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3">
          <table:table-cell table:style-name="ce6" table:number-columns-repeated="36"/>
          <table:table-cell table:number-columns-repeated="988"/>
        </table:table-row>
        <table:table-row table:style-name="ro23">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25">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26">
          <table:table-cell table:style-name="ce6"/>
          <table:table-cell table:style-name="ce6" table:formula="of:=IF(AND([.$A5]&lt;&gt;&quot;&quot;;NOT(ISNUMBER(FIND(&quot;廃止&quot;;[.$C5]))));MAX([.$B$1:.$B4])+1;&quot;&quot;)">
            <text:p/>
          </table:table-cell>
          <table:table-cell table:style-name="ce200" office:value-type="string" calcext:value-type="string">
            <text:p>MenuShortcut-1</text:p>
          </table:table-cell>
          <table:table-cell table:style-name="ce200" office:value-type="string" calcext:value-type="string">
            <text:p>閉じたタブを開き直す</text:p>
          </table:table-cell>
          <table:table-cell table:style-name="ce200" office:value-type="string" calcext:value-type="string">
            <text:p>undoCloseTab</text:p>
          </table:table-cell>
          <table:table-cell table:style-name="ce204" office:value-type="string" calcext:value-type="string">
            <text:p>Ctrl-Shift-T</text:p>
          </table:table-cell>
          <table:table-cell table:style-name="ce204" office:value-type="string" calcext:value-type="string">
            <text:p>#key_undoCloseTab,</text:p>
            <text:p>#History\:UndoCloseTab,</text:p>
            <text:p>#historyUndoMenu,</text:p>
            <text:p>#toolbar-context-undoCloseTab,</text:p>
            <text:p>#context_undoCloseTab,</text:p>
            <text:p><text:span text:style-name="T22">#toolbar-context-undoCloseTabのみこれで殺せていないように見える。</text:span></text:p>
            <text:p/>
          </table:table-cell>
          <table:table-cell table:style-name="ce204" office:value-type="string" calcext:value-type="string">
            <text:p><text:span text:style-name="T23">アプリケーションメニューから「履歴」が削除されたので履歴にタブを元に戻す設定(#PanelUI-recentlyClosedTabs-separator,#PanelUI-recentlyClosedTabs)が不要になった。</text:span></text:p>
            <text:p><text:span text:style-name="T23"/></text:p>
            <text:p><text:span text:style-name="T22"/></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00" office:value-type="string" calcext:value-type="string">
            <text:p>Ctrl-Shift-T</text:p>
          </table:table-cell>
          <table:table-cell table:style-name="ce200"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27">
          <table:table-cell table:style-name="ce6"/>
          <table:table-cell table:style-name="ce6" table:formula="of:=IF(AND([.$A6]&lt;&gt;&quot;&quot;;NOT(ISNUMBER(FIND(&quot;廃止&quot;;[.$C6]))));MAX([.$B$1:.$B5])+1;&quot;&quot;)">
            <text:p/>
          </table:table-cell>
          <table:table-cell table:style-name="ce200" office:value-type="string" calcext:value-type="string">
            <text:p>MenuShortcut-2</text:p>
          </table:table-cell>
          <table:table-cell table:style-name="ce200" office:value-type="string" calcext:value-type="string">
            <text:p>閉じたウィンドウを開き直す</text:p>
          </table:table-cell>
          <table:table-cell table:style-name="ce200" office:value-type="string" calcext:value-type="string">
            <text:p>undoCloseWindow</text:p>
          </table:table-cell>
          <table:table-cell table:style-name="ce204" office:value-type="string" calcext:value-type="string">
            <text:p>Ctrl-Shift-N</text:p>
          </table:table-cell>
          <table:table-cell table:style-name="ce204" office:value-type="string" calcext:value-type="string">
            <text:p>#key_undoCloseWindow,</text:p>
            <text:p>#History\:UndoCloseWindow,</text:p>
            <text:p>#historyUndoWindowMenu</text:p>
            <text:p/>
            <text:p><text:span text:style-name="T23">アプリケーションメニューから「履歴」が削除されたので履歴にタブを元に戻す設定(#PanelUI-recentlyClosedWindows-separator,</text:span></text:p>
            <text:p><text:span text:style-name="T23">#PanelUI-recentlyClosedWindows)が不要になった。</text:span></text:p>
            <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00" office:value-type="string" calcext:value-type="string">
            <text:p>Ctrl-Shift-N</text:p>
          </table:table-cell>
          <table:table-cell table:style-name="ce200" office:value-type="string" calcext:value-type="string">
            <text:p>#key_undoCloseWindow,</text:p>
            <text:p>#History\:UndoCloseWindow,</text:p>
            <text:p>#historyUndoWindowMenu,</text:p>
            <text:p>#PanelUI-recentlyClosedWindows-separator,</text:p>
            <text:p>#PanelUI-recentlyClosedWindows</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27">
          <table:table-cell table:style-name="ce6"/>
          <table:table-cell table:style-name="ce6" table:formula="of:=IF(AND([.$A7]&lt;&gt;&quot;&quot;;NOT(ISNUMBER(FIND(&quot;廃止&quot;;[.$C7]))));MAX([.$B$1:.$B6])+1;&quot;&quot;)">
            <text:p/>
          </table:table-cell>
          <table:table-cell table:style-name="ce200" office:value-type="string" calcext:value-type="string">
            <text:p>MenuShortcut-3</text:p>
          </table:table-cell>
          <table:table-cell table:style-name="ce200" office:value-type="string" calcext:value-type="string">
            <text:p>ファイル＞新しいプライベートウィンドウを開く</text:p>
          </table:table-cell>
          <table:table-cell table:style-name="ce200" office:value-type="string" calcext:value-type="string">
            <text:p>newPrivateWindow</text:p>
          </table:table-cell>
          <table:table-cell table:style-name="ce204" office:value-type="string" calcext:value-type="string">
            <text:p>Ctrl-Shift-P</text:p>
          </table:table-cell>
          <table:table-cell table:style-name="ce20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00" office:value-type="string" calcext:value-type="string">
            <text:p>Ctrl-Shift-P</text:p>
          </table:table-cell>
          <table:table-cell table:style-name="ce200"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28">
          <table:table-cell table:style-name="ce6"/>
          <table:table-cell table:style-name="ce6" table:formula="of:=IF(AND([.$A8]&lt;&gt;&quot;&quot;;NOT(ISNUMBER(FIND(&quot;廃止&quot;;[.$C8]))));MAX([.$B$1:.$B7])+1;&quot;&quot;)">
            <text:p/>
          </table:table-cell>
          <table:table-cell table:style-name="ce200" office:value-type="string" calcext:value-type="string">
            <text:p>MenuShortcut-4</text:p>
          </table:table-cell>
          <table:table-cell table:style-name="ce200" office:value-type="string" calcext:value-type="string">
            <text:p>ファイル＞ページのURLをメールで送信（ページのURLをメールで送信ボタン）</text:p>
          </table:table-cell>
          <table:table-cell table:style-name="ce200" office:value-type="string" calcext:value-type="string">
            <text:p>browser_sendLink</text:p>
          </table:table-cell>
          <table:table-cell table:style-name="ce204" office:value-type="string" calcext:value-type="string">
            <text:p>-</text:p>
          </table:table-cell>
          <table:table-cell table:style-name="ce204" office:value-type="string" calcext:value-type="string">
            <text:p>#Browser\:SendLink,</text:p>
            <text:p>#menu_sendLink,</text:p>
            <text:p>#context-sendpagetodevice,</text:p>
            <text:p>#email-link-button,</text:p>
            <text:p>#wrapper-email-link-button</text:p>
            <text:p/>
            <text:p><text:span text:style-name="T24">#context-sendpagetodeviceのみこれで殺せていない。</text:span></text:p>
            <text:p><text:span text:style-name="T24">#context-sendpagetodevice-popupは殺せる。menuitemでなくてmenuだから？</text:span></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Browser\:SendLink,</text:p>
            <text:p>#menu_sendLink,</text:p>
            <text:p>#context-sendpage,</text:p>
            <text:p>#email-link-button,</text:p>
            <text:p>#wrapper-email-link-button</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129">
          <table:table-cell table:style-name="ce6"/>
          <table:table-cell table:style-name="ce6" table:formula="of:=IF(AND([.$A9]&lt;&gt;&quot;&quot;;NOT(ISNUMBER(FIND(&quot;廃止&quot;;[.$C9]))));MAX([.$B$1:.$B8])+1;&quot;&quot;)">
            <text:p/>
          </table:table-cell>
          <table:table-cell table:style-name="ce200" office:value-type="string" calcext:value-type="string">
            <text:p>MenuShortcut-5</text:p>
          </table:table-cell>
          <table:table-cell table:style-name="ce200" office:value-type="string" calcext:value-type="string">
            <text:p>ファイル＞オフライン作業</text:p>
          </table:table-cell>
          <table:table-cell table:style-name="ce200" office:value-type="string" calcext:value-type="string">
            <text:p>goOfflineMenuitem</text:p>
          </table:table-cell>
          <table:table-cell table:style-name="ce204" office:value-type="string" calcext:value-type="string">
            <text:p>-</text:p>
          </table:table-cell>
          <table:table-cell table:style-name="ce204" office:value-type="string" calcext:value-type="string">
            <text:p>#goOfflineMenuitem,</text:p>
            <text:p>[oncommand="BrowserOffline.toggleOfflineStatus();"]</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00" office:value-type="string" calcext:value-type="string">
            <text:p>-</text:p>
          </table:table-cell>
          <table:table-cell table:style-name="ce200" office:value-type="string" calcext:value-type="string">
            <text:p>#goOfflineMenuitem,</text:p>
            <text:p>[oncommand="BrowserOffline.toggleOfflineStatus();"]</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30">
          <table:table-cell table:style-name="ce6"/>
          <table:table-cell table:style-name="ce6" table:formula="of:=IF(AND([.$A10]&lt;&gt;&quot;&quot;;NOT(ISNUMBER(FIND(&quot;廃止&quot;;[.$C10]))));MAX([.$B$1:.$B9])+1;&quot;&quot;)">
            <text:p/>
          </table:table-cell>
          <table:table-cell table:style-name="ce200" office:value-type="string" calcext:value-type="string">
            <text:p>MenuShortcut-6（廃止）</text:p>
          </table:table-cell>
          <table:table-cell table:style-name="ce200" office:value-type="string" calcext:value-type="string">
            <text:p>ツール＞プライベートブラウジングの開始</text:p>
          </table:table-cell>
          <table:table-cell table:style-name="ce200" office:value-type="string" calcext:value-type="string">
            <text:p>privatebrowsing</text:p>
          </table:table-cell>
          <table:table-cell table:style-name="ce204" office:value-type="string" calcext:value-type="string">
            <text:p>Firefox 31で廃止</text:p>
          </table:table-cell>
          <table:table-cell table:style-name="ce204" table:number-columns-repeated="3"/>
          <table:table-cell table:style-name="ce6" table:number-columns-repeated="2"/>
          <table:table-cell table:style-name="ce6" table:formula="of:=IF(AND([.F10]=[.M10];[.G10]=[.N10];[.I10]=[.O10]);&quot;&quot;;IF([.M10]=&quot;&quot;;&quot;新規&quot;;&quot;変更あり&quot;))">
            <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131">
          <table:table-cell table:style-name="ce6"/>
          <table:table-cell table:style-name="ce6" table:formula="of:=IF(AND([.$A11]&lt;&gt;&quot;&quot;;NOT(ISNUMBER(FIND(&quot;廃止&quot;;[.$C11]))));MAX([.$B$1:.$B10])+1;&quot;&quot;)">
            <text:p/>
          </table:table-cell>
          <table:table-cell table:style-name="ce200" office:value-type="string" calcext:value-type="string">
            <text:p>MenuShortcut-7</text:p>
          </table:table-cell>
          <table:table-cell table:style-name="ce200" office:value-type="string" calcext:value-type="string">
            <text:p>ツール＞ダウンロード</text:p>
            <text:p>（旧バージョンでは「ダウンロードマネージャ」）</text:p>
          </table:table-cell>
          <table:table-cell table:style-name="ce200" office:value-type="string" calcext:value-type="string">
            <text:p>openDownloads</text:p>
          </table:table-cell>
          <table:table-cell table:style-name="ce204" office:value-type="string" calcext:value-type="string">
            <text:p>Ctrl-Shift-Y</text:p>
            <text:p>(旧バージョンではCtrl+J)</text:p>
          </table:table-cell>
          <table:table-cell table:style-name="ce204" office:value-type="string" calcext:value-type="string">
            <text:p>#key_openDownloads,</text:p>
            <text:p>#Tools\:Downloads,</text:p>
            <text:p>#menu_openDownloads,</text:p>
            <text:p>#downloads-button,</text:p>
            <text:p>#wrapper-downloads-button,</text:p>
            <text:p>#appMenu-library-downloads-button</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00" office:value-type="string" calcext:value-type="string">
            <text:p>Ctrl-J</text:p>
          </table:table-cell>
          <table:table-cell table:style-name="ce200" office:value-type="string" calcext:value-type="string">
            <text:p>#key_openDownloads,</text:p>
            <text:p>#Tools\:Downloads,</text:p>
            <text:p>#menu_openDownloads,</text:p>
            <text:p>#downloads-button,</text:p>
            <text:p>#wrapper-downloads-button</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30">
          <table:table-cell table:style-name="ce6"/>
          <table:table-cell table:style-name="ce6" table:formula="of:=IF(AND([.$A12]&lt;&gt;&quot;&quot;;NOT(ISNUMBER(FIND(&quot;廃止&quot;;[.$C12]))));MAX([.$B$1:.$B11])+1;&quot;&quot;)">
            <text:p/>
          </table:table-cell>
          <table:table-cell table:style-name="ce200" office:value-type="string" calcext:value-type="string">
            <text:p>MenuShortcut-8（廃止）</text:p>
          </table:table-cell>
          <table:table-cell table:style-name="ce200" office:value-type="string" calcext:value-type="string">
            <text:p>ツール＞ページの調査</text:p>
          </table:table-cell>
          <table:table-cell table:style-name="ce200" office:value-type="string" calcext:value-type="string">
            <text:p>inspectPage</text:p>
          </table:table-cell>
          <table:table-cell table:style-name="ce204" office:value-type="string" calcext:value-type="string">
            <text:p>Firefox 31で廃止</text:p>
          </table:table-cell>
          <table:table-cell table:style-name="ce204" table:number-columns-repeated="3"/>
          <table:table-cell table:style-name="ce6" table:number-columns-repeated="2"/>
          <table:table-cell table:style-name="ce6" table:formula="of:=IF(AND([.F12]=[.M12];[.G12]=[.N12];[.I12]=[.O12]);&quot;&quot;;IF([.M12]=&quot;&quot;;&quot;新規&quot;;&quot;変更あり&quot;))">
            <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129">
          <table:table-cell table:style-name="ce6"/>
          <table:table-cell table:style-name="ce6" table:formula="of:=IF(AND([.$A13]&lt;&gt;&quot;&quot;;NOT(ISNUMBER(FIND(&quot;廃止&quot;;[.$C13]))));MAX([.$B$1:.$B12])+1;&quot;&quot;)">
            <text:p/>
          </table:table-cell>
          <table:table-cell table:style-name="ce200" office:value-type="string" calcext:value-type="string">
            <text:p>MenuShortcut-9（廃止）</text:p>
          </table:table-cell>
          <table:table-cell table:style-name="ce200" office:value-type="string" calcext:value-type="string">
            <text:p>ツール＞アプリ</text:p>
          </table:table-cell>
          <table:table-cell table:style-name="ce200" office:value-type="string" calcext:value-type="string">
            <text:p>openApps</text:p>
          </table:table-cell>
          <table:table-cell table:style-name="ce204" office:value-type="string" calcext:value-type="string">
            <text:p>Firefox 45で廃止</text:p>
          </table:table-cell>
          <table:table-cell table:style-name="ce204"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00" office:value-type="string" calcext:value-type="string">
            <text:p>Firefox 45で廃止</text:p>
          </table:table-cell>
          <table:table-cell table:style-name="ce200"/>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32">
          <table:table-cell table:style-name="ce6"/>
          <table:table-cell table:style-name="ce6" table:formula="of:=IF(AND([.$A14]&lt;&gt;&quot;&quot;;NOT(ISNUMBER(FIND(&quot;廃止&quot;;[.$C14]))));MAX([.$B$1:.$B13])+1;&quot;&quot;)">
            <text:p/>
          </table:table-cell>
          <table:table-cell table:style-name="ce200" office:value-type="string" calcext:value-type="string">
            <text:p>MenuShortcut-10</text:p>
          </table:table-cell>
          <table:table-cell table:style-name="ce200" office:value-type="string" calcext:value-type="string">
            <text:p>ツール＞ウェブ開発（開発ツールボタン）</text:p>
          </table:table-cell>
          <table:table-cell table:style-name="ce200" office:value-type="string" calcext:value-type="string">
            <text:p>webDeveloper</text:p>
          </table:table-cell>
          <table:table-cell table:style-name="ce204" office:value-type="string" calcext:value-type="string">
            <text:p>-</text:p>
          </table:table-cell>
          <table:table-cell table:style-name="ce204" office:value-type="string" calcext:value-type="string">
            <text:p>#webDeveloperMenu,</text:p>
            <text:p>#developer-button,</text:p>
            <text:p>#wrapper-developer-button,</text:p>
            <text:p>#devToolsSeparator</text:p>
            <text:p/>
            <text:p><text:span text:style-name="T24">#PanelUI-developerではアプリケーションメニューから殺せない。#develper-buttonと#wrapper-developer-buttonのみ殺せない。</text:span></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webDeveloperMenu,</text:p>
            <text:p>#developer-button,</text:p>
            <text:p>#wrapper-developer-button,</text:p>
            <text:p>#devToolsSeparato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133">
          <table:table-cell table:style-name="ce6"/>
          <table:table-cell table:style-name="ce6" table:formula="of:=IF(AND([.$A15]&lt;&gt;&quot;&quot;;NOT(ISNUMBER(FIND(&quot;廃止&quot;;[.$C15]))));MAX([.$B$1:.$B14])+1;&quot;&quot;)">
            <text:p/>
          </table:table-cell>
          <table:table-cell table:style-name="ce200" office:value-type="string" calcext:value-type="string">
            <text:p>MenuShortcut-11</text:p>
          </table:table-cell>
          <table:table-cell table:style-name="ce200" office:value-type="string" calcext:value-type="string">
            <text:p>ツール＞ウェブ開発＞開発ツールを表示</text:p>
          </table:table-cell>
          <table:table-cell table:style-name="ce200" office:value-type="string" calcext:value-type="string">
            <text:p>devToolbox</text:p>
          </table:table-cell>
          <table:table-cell table:style-name="ce204" office:value-type="string" calcext:value-type="string">
            <text:p>Ctrl-Shift-I,</text:p>
            <text:p>F12</text:p>
          </table:table-cell>
          <table:table-cell table:style-name="ce204" office:value-type="string" calcext:value-type="string">
            <text:p>#menu_devToolbox,</text:p>
            <text:p>#key_toggleToolbox,</text:p>
            <text:p>#key_toggleToolboxF12</text:p>
          </table:table-cell>
          <table:table-cell table:style-name="ce204"/>
          <table:table-cell table:style-name="ce204"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00" office:value-type="string" calcext:value-type="string">
            <text:p>Ctrl-Shift-I,</text:p>
            <text:p>F12</text:p>
          </table:table-cell>
          <table:table-cell table:style-name="ce200" office:value-type="string" calcext:value-type="string">
            <text:p>#menu_devToolbox,</text:p>
            <text:p>#key_devToolboxMenuItem,</text:p>
            <text:p>#key_devToolboxMenuItemF12,</text:p>
            <text:p>[key='key_devToolboxMenuItem']</text:p>
          </table:table-cell>
          <table:table-cell table:style-name="ce200"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27">
          <table:table-cell table:style-name="ce6"/>
          <table:table-cell table:style-name="ce6" table:formula="of:=IF(AND([.$A16]&lt;&gt;&quot;&quot;;NOT(ISNUMBER(FIND(&quot;廃止&quot;;[.$C16]))));MAX([.$B$1:.$B15])+1;&quot;&quot;)">
            <text:p/>
          </table:table-cell>
          <table:table-cell table:style-name="ce200" office:value-type="string" calcext:value-type="string">
            <text:p>MenuShortcut-12</text:p>
          </table:table-cell>
          <table:table-cell table:style-name="ce200" office:value-type="string" calcext:value-type="string">
            <text:p>ツール＞ウェブ開発＞インスペクタ</text:p>
          </table:table-cell>
          <table:table-cell table:style-name="ce200" office:value-type="string" calcext:value-type="string">
            <text:p>inspector</text:p>
          </table:table-cell>
          <table:table-cell table:style-name="ce204" office:value-type="string" calcext:value-type="string">
            <text:p>Ctrl-Shift-C</text:p>
          </table:table-cell>
          <table:table-cell table:style-name="ce204" office:value-type="string" calcext:value-type="string">
            <text:p>#key_inspector,</text:p>
            <text:p>#menuitem_inspector,</text:p>
            <text:p><text:span text:style-name="T4">[key='key_inspector']</text:span></text:p>
            <text:p/>
            <text:p/>
            <text:p><text:span text:style-name="T22">#toolbox-tab-inspector,#toolbox-panel-inspectorが殺せない。</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00" office:value-type="string" calcext:value-type="string">
            <text:p>Ctrl-Shift-C</text:p>
          </table:table-cell>
          <table:table-cell table:style-name="ce200" office:value-type="string" calcext:value-type="string">
            <text:p>#key_inspector,</text:p>
            <text:p>#menu_inspector,</text:p>
            <text:p><text:span text:style-name="T4">[key='key_inspecto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27">
          <table:table-cell table:style-name="ce6"/>
          <table:table-cell table:style-name="ce6" table:formula="of:=IF(AND([.$A17]&lt;&gt;&quot;&quot;;NOT(ISNUMBER(FIND(&quot;廃止&quot;;[.$C17]))));MAX([.$B$1:.$B16])+1;&quot;&quot;)">
            <text:p/>
          </table:table-cell>
          <table:table-cell table:style-name="ce200" office:value-type="string" calcext:value-type="string">
            <text:p>MenuShortcut-13</text:p>
          </table:table-cell>
          <table:table-cell table:style-name="ce200" office:value-type="string" calcext:value-type="string">
            <text:p>ツール＞ウェブ開発＞Webコンソール</text:p>
          </table:table-cell>
          <table:table-cell table:style-name="ce200" office:value-type="string" calcext:value-type="string">
            <text:p>webconsole</text:p>
          </table:table-cell>
          <table:table-cell table:style-name="ce204" office:value-type="string" calcext:value-type="string">
            <text:p>Ctrl-Shift-K</text:p>
          </table:table-cell>
          <table:table-cell table:style-name="ce204" office:value-type="string" calcext:value-type="string">
            <text:p>#key_webconsole,</text:p>
            <text:p><text:span text:style-name="T4">#menuitem_webconsole,</text:span></text:p>
            <text:p><text:span text:style-name="T4">[key='key_webconsole']</text:span></text:p>
            <text:p/>
            <text:p><text:span text:style-name="T25">#toolbox-tab-webconsole,#toolbox-panel-webconsoleが殺せない。</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00" office:value-type="string" calcext:value-type="string">
            <text:p>Ctrl-Shift-K</text:p>
          </table:table-cell>
          <table:table-cell table:style-name="ce200" office:value-type="string" calcext:value-type="string">
            <text:p>#key_webconsole,</text:p>
            <text:p><text:span text:style-name="T4">#menu_webconsole,</text:span></text:p>
            <text:p><text:span text:style-name="T4">[key='key_webconsole']</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27">
          <table:table-cell table:style-name="ce6"/>
          <table:table-cell table:style-name="ce6" table:formula="of:=IF(AND([.$A18]&lt;&gt;&quot;&quot;;NOT(ISNUMBER(FIND(&quot;廃止&quot;;[.$C18]))));MAX([.$B$1:.$B17])+1;&quot;&quot;)">
            <text:p/>
          </table:table-cell>
          <table:table-cell table:style-name="ce200" office:value-type="string" calcext:value-type="string">
            <text:p>MenuShortcut-14</text:p>
          </table:table-cell>
          <table:table-cell table:style-name="ce200" office:value-type="string" calcext:value-type="string">
            <text:p>ツール＞ウェブ開発＞デバッガ</text:p>
          </table:table-cell>
          <table:table-cell table:style-name="ce200" office:value-type="string" calcext:value-type="string">
            <text:p>jsdebugger</text:p>
          </table:table-cell>
          <table:table-cell table:style-name="ce204" office:value-type="string" calcext:value-type="string">
            <text:p>Ctrl-Shift-S</text:p>
          </table:table-cell>
          <table:table-cell table:style-name="ce204" office:value-type="string" calcext:value-type="string">
            <text:p>#key_jsdebugger,</text:p>
            <text:p><text:span text:style-name="T4">#menuitem_jsdebugger,</text:span></text:p>
            <text:p><text:span text:style-name="T4">[key='key_jsdebugger']</text:span></text:p>
            <text:p/>
            <text:p><text:span text:style-name="T25">#toolbox-tab-jsdebugger,#toolbox-panel-jsdebuggerが殺せない。</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00" office:value-type="string" calcext:value-type="string">
            <text:p>Ctrl-Shift-S</text:p>
          </table:table-cell>
          <table:table-cell table:style-name="ce200" office:value-type="string" calcext:value-type="string">
            <text:p>#key_jsdebugger,</text:p>
            <text:p><text:span text:style-name="T4">#menu_jsdebugger,</text:span></text:p>
            <text:p><text:span text:style-name="T4">[key='key_jsdebugge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4">
          <table:table-cell table:style-name="ce6"/>
          <table:table-cell table:style-name="ce6" table:formula="of:=IF(AND([.$A19]&lt;&gt;&quot;&quot;;NOT(ISNUMBER(FIND(&quot;廃止&quot;;[.$C19]))));MAX([.$B$1:.$B18])+1;&quot;&quot;)">
            <text:p/>
          </table:table-cell>
          <table:table-cell table:style-name="ce200" office:value-type="string" calcext:value-type="string">
            <text:p>MenuShortcut-15</text:p>
          </table:table-cell>
          <table:table-cell table:style-name="ce200" office:value-type="string" calcext:value-type="string">
            <text:p>ツール＞ウェブ開発＞スタイルエディタ</text:p>
          </table:table-cell>
          <table:table-cell table:style-name="ce200" office:value-type="string" calcext:value-type="string">
            <text:p>styleeditor</text:p>
          </table:table-cell>
          <table:table-cell table:style-name="ce204" office:value-type="string" calcext:value-type="string">
            <text:p>Shift-F7</text:p>
          </table:table-cell>
          <table:table-cell table:style-name="ce204" office:value-type="string" calcext:value-type="string">
            <text:p>#key_styleeditor,</text:p>
            <text:p><text:span text:style-name="T4">#menuitem_styleeditor,</text:span></text:p>
            <text:p><text:span text:style-name="T4">[key='key_styleeditor']</text:span></text:p>
            <text:p/>
            <text:p><text:span text:style-name="T22">#toolbox-tab-styleeditor,#toolbox-panel-styleeditorが殺せない。</text:span></text:p>
            <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00" office:value-type="string" calcext:value-type="string">
            <text:p>Shift-F7</text:p>
          </table:table-cell>
          <table:table-cell table:style-name="ce200" office:value-type="string" calcext:value-type="string">
            <text:p>#key_styleeditor,</text:p>
            <text:p><text:span text:style-name="T4">#menu_styleeditor,</text:span></text:p>
            <text:p><text:span text:style-name="T4">[key='key_styleedito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4">
          <table:table-cell table:style-name="ce6"/>
          <table:table-cell table:style-name="ce6" table:formula="of:=IF(AND([.$A20]&lt;&gt;&quot;&quot;;NOT(ISNUMBER(FIND(&quot;廃止&quot;;[.$C20]))));MAX([.$B$1:.$B19])+1;&quot;&quot;)">
            <text:p/>
          </table:table-cell>
          <table:table-cell table:style-name="ce200" office:value-type="string" calcext:value-type="string">
            <text:p>MenuShortcut-16</text:p>
          </table:table-cell>
          <table:table-cell table:style-name="ce200" office:value-type="string" calcext:value-type="string">
            <text:p>ツール＞ウェブ開発＞パフォーマンス</text:p>
            <text:p>（旧バージョンでは「プロファイラ」）</text:p>
          </table:table-cell>
          <table:table-cell table:style-name="ce200" office:value-type="string" calcext:value-type="string">
            <text:p>jsprofiler</text:p>
          </table:table-cell>
          <table:table-cell table:style-name="ce204" office:value-type="string" calcext:value-type="string">
            <text:p>Shift-F5</text:p>
          </table:table-cell>
          <table:table-cell table:style-name="ce204" office:value-type="string" calcext:value-type="string">
            <text:p>#key_performance,</text:p>
            <text:p><text:span text:style-name="T4">#menuitem_performance,</text:span></text:p>
            <text:p><text:span text:style-name="T4">[key='key_performance']</text:span></text:p>
            <text:p/>
            <text:p><text:span text:style-name="T22">#toolbox-tab-performance,#toolbox-panel-performanceが殺せない。</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00" office:value-type="string" calcext:value-type="string">
            <text:p>Shift-F5</text:p>
          </table:table-cell>
          <table:table-cell table:style-name="ce200" office:value-type="string" calcext:value-type="string">
            <text:p>#key_performance,</text:p>
            <text:p><text:span text:style-name="T4">#menu_performance,</text:span></text:p>
            <text:p><text:span text:style-name="T4">[key='key_performance']</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27">
          <table:table-cell table:style-name="ce6"/>
          <table:table-cell table:style-name="ce6" table:formula="of:=IF(AND([.$A21]&lt;&gt;&quot;&quot;;NOT(ISNUMBER(FIND(&quot;廃止&quot;;[.$C21]))));MAX([.$B$1:.$B20])+1;&quot;&quot;)">
            <text:p/>
          </table:table-cell>
          <table:table-cell table:style-name="ce200" office:value-type="string" calcext:value-type="string">
            <text:p>MenuShortcut-17</text:p>
          </table:table-cell>
          <table:table-cell table:style-name="ce200" office:value-type="string" calcext:value-type="string">
            <text:p>ツール＞ウェブ開発＞ネットワーク</text:p>
          </table:table-cell>
          <table:table-cell table:style-name="ce200" office:value-type="string" calcext:value-type="string">
            <text:p>netmonitor</text:p>
          </table:table-cell>
          <table:table-cell table:style-name="ce204" office:value-type="string" calcext:value-type="string">
            <text:p>Ctrl-Shift-E</text:p>
          </table:table-cell>
          <table:table-cell table:style-name="ce204" office:value-type="string" calcext:value-type="string">
            <text:p>#key_netmonitor,</text:p>
            <text:p><text:span text:style-name="T4">#menuitem_netmonitor,</text:span></text:p>
            <text:p><text:span text:style-name="T4">[key='key_netmonitor']</text:span></text:p>
            <text:p/>
            <text:p/>
            <text:p><text:span text:style-name="T22">#toolbox-tab-netmonitor,#toolbox-panel-netmonitorが殺せない。</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00" office:value-type="string" calcext:value-type="string">
            <text:p>Ctrl-Shift-Q</text:p>
          </table:table-cell>
          <table:table-cell table:style-name="ce200" office:value-type="string" calcext:value-type="string">
            <text:p>#key_netmonitor,</text:p>
            <text:p><text:span text:style-name="T4">#menu_netmonitor,</text:span></text:p>
            <text:p><text:span text:style-name="T4">[key='key_netmonito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4">
          <table:table-cell table:style-name="ce6"/>
          <table:table-cell table:style-name="ce6" table:formula="of:=IF(AND([.$A22]&lt;&gt;&quot;&quot;;NOT(ISNUMBER(FIND(&quot;廃止&quot;;[.$C22]))));MAX([.$B$1:.$B21])+1;&quot;&quot;)">
            <text:p/>
          </table:table-cell>
          <table:table-cell table:style-name="ce200" office:value-type="string" calcext:value-type="string">
            <text:p>MenuShortcut-18</text:p>
          </table:table-cell>
          <table:table-cell table:style-name="ce200" office:value-type="string" calcext:value-type="string">
            <text:p>ツール＞ウェブ開発＞開発ツールバー</text:p>
          </table:table-cell>
          <table:table-cell table:style-name="ce200" office:value-type="string" calcext:value-type="string">
            <text:p>devToolbar</text:p>
          </table:table-cell>
          <table:table-cell table:style-name="ce204" office:value-type="string" calcext:value-type="string">
            <text:p>Shift-F2</text:p>
          </table:table-cell>
          <table:table-cell table:style-name="ce204" office:value-type="string" calcext:value-type="string">
            <text:p>#key_toggleToolbar,</text:p>
            <text:p><text:span text:style-name="T4">#menu_devToolbar,</text:span></text:p>
            <text:p><text:span text:style-name="T4">[key='key_toggleToolbar']</text:span></text:p>
            <text:p/>
            <text:p><text:span text:style-name="T25">#developer-toolbarが殺せない。</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00" office:value-type="string" calcext:value-type="string">
            <text:p>Shift-F2</text:p>
          </table:table-cell>
          <table:table-cell table:style-name="ce200" office:value-type="string" calcext:value-type="string">
            <text:p>#key_devToolbar,</text:p>
            <text:p><text:span text:style-name="T4">#menu_devToolbar,</text:span></text:p>
            <text:p><text:span text:style-name="T4">[key='key_devToolba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30">
          <table:table-cell table:style-name="ce6"/>
          <table:table-cell table:style-name="ce6" table:formula="of:=IF(AND([.$A23]&lt;&gt;&quot;&quot;;NOT(ISNUMBER(FIND(&quot;廃止&quot;;[.$C23]))));MAX([.$B$1:.$B22])+1;&quot;&quot;)">
            <text:p/>
          </table:table-cell>
          <table:table-cell table:style-name="ce200" office:value-type="string" calcext:value-type="string">
            <text:p>MenuShortcut-19（廃止）</text:p>
          </table:table-cell>
          <table:table-cell table:style-name="ce200" office:value-type="string" calcext:value-type="string">
            <text:p>ツール＞ウェブ開発＞アプリマネージャ</text:p>
          </table:table-cell>
          <table:table-cell table:style-name="ce200" office:value-type="string" calcext:value-type="string">
            <text:p>devAppMgr</text:p>
          </table:table-cell>
          <table:table-cell table:style-name="ce204" office:value-type="string" calcext:value-type="string">
            <text:p>Firefox 38で廃止</text:p>
          </table:table-cell>
          <table:table-cell table:style-name="ce204"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00" office:value-type="string" calcext:value-type="string">
            <text:p>Firefox 38で廃止</text:p>
          </table:table-cell>
          <table:table-cell table:style-name="ce200"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134">
          <table:table-cell table:style-name="ce6"/>
          <table:table-cell table:style-name="ce6" table:formula="of:=IF(AND([.$A24]&lt;&gt;&quot;&quot;;NOT(ISNUMBER(FIND(&quot;廃止&quot;;[.$C24]))));MAX([.$B$1:.$B23])+1;&quot;&quot;)">
            <text:p/>
          </table:table-cell>
          <table:table-cell table:style-name="ce200" office:value-type="string" calcext:value-type="string">
            <text:p>MenuShortcut-20</text:p>
          </table:table-cell>
          <table:table-cell table:style-name="ce200" office:value-type="string" calcext:value-type="string">
            <text:p>ツール＞ウェブ開発＞WebIDE</text:p>
          </table:table-cell>
          <table:table-cell table:style-name="ce200" office:value-type="string" calcext:value-type="string">
            <text:p>webide</text:p>
          </table:table-cell>
          <table:table-cell table:style-name="ce204" office:value-type="string" calcext:value-type="string">
            <text:p>Shift-F8</text:p>
          </table:table-cell>
          <table:table-cell table:style-name="ce204" office:value-type="string" calcext:value-type="string">
            <text:p>#key_webide,</text:p>
            <text:p><text:span text:style-name="T4">#menu_webide,</text:span></text:p>
            <text:p><text:span text:style-name="T4">[key='key_webide']</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00" office:value-type="string" calcext:value-type="string">
            <text:p>Shift-F8</text:p>
          </table:table-cell>
          <table:table-cell table:style-name="ce200" office:value-type="string" calcext:value-type="string">
            <text:p>#key_webide,</text:p>
            <text:p><text:span text:style-name="T4">#menu_webide,</text:span></text:p>
            <text:p><text:span text:style-name="T4">[key='key_webide']</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129">
          <table:table-cell table:style-name="ce6"/>
          <table:table-cell table:style-name="ce6" table:formula="of:=IF(AND([.$A25]&lt;&gt;&quot;&quot;;NOT(ISNUMBER(FIND(&quot;廃止&quot;;[.$C25]))));MAX([.$B$1:.$B24])+1;&quot;&quot;)">
            <text:p/>
          </table:table-cell>
          <table:table-cell table:style-name="ce200" office:value-type="string" calcext:value-type="string">
            <text:p>MenuShortcut-21</text:p>
          </table:table-cell>
          <table:table-cell table:style-name="ce200" office:value-type="string" calcext:value-type="string">
            <text:p>ツール＞ウェブ開発＞ブラウザツールボックス</text:p>
          </table:table-cell>
          <table:table-cell table:style-name="ce200" office:value-type="string" calcext:value-type="string">
            <text:p>browserToolbox</text:p>
          </table:table-cell>
          <table:table-cell table:style-name="ce204" office:value-type="string" calcext:value-type="string">
            <text:p>Ctrl-Shift-Alt-I</text:p>
          </table:table-cell>
          <table:table-cell table:style-name="ce204" office:value-type="string" calcext:value-type="string">
            <text:p>#key_browserToolbox,</text:p>
            <text:p><text:span text:style-name="T4">#menu_browserToolbox,</text:span></text:p>
            <text:p><text:span text:style-name="T4">[key='key_browserToolbox']</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00" office:value-type="string" calcext:value-type="string">
            <text:p>Ctrl-Shift-Alt-I</text:p>
          </table:table-cell>
          <table:table-cell table:style-name="ce200" office:value-type="string" calcext:value-type="string">
            <text:p>#key_browserToolbox,</text:p>
            <text:p><text:span text:style-name="T4">#menu_browserToolbox,</text:span></text:p>
            <text:p><text:span text:style-name="T4">[key='key_browserToolbox']</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27">
          <table:table-cell table:style-name="ce6"/>
          <table:table-cell table:style-name="ce6" table:formula="of:=IF(AND([.$A26]&lt;&gt;&quot;&quot;;NOT(ISNUMBER(FIND(&quot;廃止&quot;;[.$C26]))));MAX([.$B$1:.$B25])+1;&quot;&quot;)">
            <text:p/>
          </table:table-cell>
          <table:table-cell table:style-name="ce200" office:value-type="string" calcext:value-type="string">
            <text:p>MenuShortcut-22</text:p>
          </table:table-cell>
          <table:table-cell table:style-name="ce200" office:value-type="string" calcext:value-type="string">
            <text:p>ツール＞ウェブ開発＞ブラウザコンソール</text:p>
          </table:table-cell>
          <table:table-cell table:style-name="ce200" office:value-type="string" calcext:value-type="string">
            <text:p>browserConsole</text:p>
          </table:table-cell>
          <table:table-cell table:style-name="ce204" office:value-type="string" calcext:value-type="string">
            <text:p>Ctrl-Shift-J</text:p>
          </table:table-cell>
          <table:table-cell table:style-name="ce21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10"/>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00"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27">
          <table:table-cell table:style-name="ce6"/>
          <table:table-cell table:style-name="ce6" table:formula="of:=IF(AND([.$A27]&lt;&gt;&quot;&quot;;NOT(ISNUMBER(FIND(&quot;廃止&quot;;[.$C27]))));MAX([.$B$1:.$B26])+1;&quot;&quot;)">
            <text:p/>
          </table:table-cell>
          <table:table-cell table:style-name="ce200" office:value-type="string" calcext:value-type="string">
            <text:p>MenuShortcut-23</text:p>
          </table:table-cell>
          <table:table-cell table:style-name="ce200" office:value-type="string" calcext:value-type="string">
            <text:p>ツール＞ウェブ開発＞レスポンシブデザインビュー</text:p>
          </table:table-cell>
          <table:table-cell table:style-name="ce200" office:value-type="string" calcext:value-type="string">
            <text:p>resposiveUI</text:p>
          </table:table-cell>
          <table:table-cell table:style-name="ce204" office:value-type="string" calcext:value-type="string">
            <text:p>Ctrl-Shift-M</text:p>
          </table:table-cell>
          <table:table-cell table:style-name="ce204"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00" office:value-type="string" calcext:value-type="string">
            <text:p>Ctrl-Shift-M</text:p>
          </table:table-cell>
          <table:table-cell table:style-name="ce200" office:value-type="string" calcext:value-type="string">
            <text:p><text:span text:style-name="T1">#key_responsiveUI,</text:span></text:p>
            <text:p><text:span text:style-name="T4">#menu_responsiveUI,</text:span></text:p>
            <text:p><text:span text:style-name="T4">[key='key_responsiveUI']</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5">
          <table:table-cell table:style-name="ce6"/>
          <table:table-cell table:style-name="ce6" table:formula="of:=IF(AND([.$A28]&lt;&gt;&quot;&quot;;NOT(ISNUMBER(FIND(&quot;廃止&quot;;[.$C28]))));MAX([.$B$1:.$B27])+1;&quot;&quot;)">
            <text:p/>
          </table:table-cell>
          <table:table-cell table:style-name="ce200" office:value-type="string" calcext:value-type="string">
            <text:p>MenuShortcut-24</text:p>
          </table:table-cell>
          <table:table-cell table:style-name="ce200" office:value-type="string" calcext:value-type="string">
            <text:p>ツール＞ウェブ開発＞スポイト</text:p>
          </table:table-cell>
          <table:table-cell table:style-name="ce200" office:value-type="string" calcext:value-type="string">
            <text:p>eyedropper</text:p>
          </table:table-cell>
          <table:table-cell table:style-name="ce204" office:value-type="string" calcext:value-type="string">
            <text:p>-</text:p>
          </table:table-cell>
          <table:table-cell table:style-name="ce20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00" office:value-type="string" calcext:value-type="string">
            <text:p>-</text:p>
          </table:table-cell>
          <table:table-cell table:style-name="ce200"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134">
          <table:table-cell table:style-name="ce6"/>
          <table:table-cell table:style-name="ce6" table:formula="of:=IF(AND([.$A29]&lt;&gt;&quot;&quot;;NOT(ISNUMBER(FIND(&quot;廃止&quot;;[.$C29]))));MAX([.$B$1:.$B28])+1;&quot;&quot;)">
            <text:p/>
          </table:table-cell>
          <table:table-cell table:style-name="ce200" office:value-type="string" calcext:value-type="string">
            <text:p>MenuShortcut-25</text:p>
          </table:table-cell>
          <table:table-cell table:style-name="ce200" office:value-type="string" calcext:value-type="string">
            <text:p>ツール＞ウェブ開発＞スクラッチパッド</text:p>
          </table:table-cell>
          <table:table-cell table:style-name="ce200" office:value-type="string" calcext:value-type="string">
            <text:p>scratchpad</text:p>
          </table:table-cell>
          <table:table-cell table:style-name="ce204" office:value-type="string" calcext:value-type="string">
            <text:p>Shift-F4</text:p>
          </table:table-cell>
          <table:table-cell table:style-name="ce210" office:value-type="string" calcext:value-type="string">
            <text:p><text:span text:style-name="T1">#key_scratchpad,</text:span></text:p>
            <text:p><text:span text:style-name="T1">#menu_scratchpad,</text:span></text:p>
            <text:p><text:span text:style-name="T1">[key='key_scratchpad']</text:span></text:p>
          </table:table-cell>
          <table:table-cell table:style-name="ce210"/>
          <table:table-cell table:style-name="ce204"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00"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00"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136">
          <table:table-cell table:style-name="ce6"/>
          <table:table-cell table:style-name="ce6" table:formula="of:=IF(AND([.$A30]&lt;&gt;&quot;&quot;;NOT(ISNUMBER(FIND(&quot;廃止&quot;;[.$C30]))));MAX([.$B$1:.$B29])+1;&quot;&quot;)">
            <text:p/>
          </table:table-cell>
          <table:table-cell table:style-name="ce200" office:value-type="string" calcext:value-type="string">
            <text:p>MenuShortcut-26</text:p>
          </table:table-cell>
          <table:table-cell table:style-name="ce200" office:value-type="string" calcext:value-type="string">
            <text:p>ツール＞ウェブ開発＞ページのソース</text:p>
          </table:table-cell>
          <table:table-cell table:style-name="ce200" office:value-type="string" calcext:value-type="string">
            <text:p>viewSource</text:p>
          </table:table-cell>
          <table:table-cell table:style-name="ce204" office:value-type="string" calcext:value-type="string">
            <text:p>Ctrl-U</text:p>
          </table:table-cell>
          <table:table-cell table:style-name="ce204"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00" office:value-type="string" calcext:value-type="string">
            <text:p>Ctrl-U</text:p>
          </table:table-cell>
          <table:table-cell table:style-name="ce200"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129">
          <table:table-cell table:style-name="ce6"/>
          <table:table-cell table:style-name="ce6" table:formula="of:=IF(AND([.$A31]&lt;&gt;&quot;&quot;;NOT(ISNUMBER(FIND(&quot;廃止&quot;;[.$C31]))));MAX([.$B$1:.$B30])+1;&quot;&quot;)">
            <text:p/>
          </table:table-cell>
          <table:table-cell table:style-name="ce200" office:value-type="string" calcext:value-type="string">
            <text:p>MenuShortcut-27（廃止）</text:p>
          </table:table-cell>
          <table:table-cell table:style-name="ce200" office:value-type="string" calcext:value-type="string">
            <text:p>ツール＞ウェブ開発＞エラーコンソール</text:p>
          </table:table-cell>
          <table:table-cell table:style-name="ce200" office:value-type="string" calcext:value-type="string">
            <text:p>errorConsole</text:p>
          </table:table-cell>
          <table:table-cell table:style-name="ce204" office:value-type="string" calcext:value-type="string">
            <text:p>Firefox 48で廃止</text:p>
          </table:table-cell>
          <table:table-cell table:style-name="ce204"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00" office:value-type="string" calcext:value-type="string">
            <text:p>Firefox 48で廃止</text:p>
          </table:table-cell>
          <table:table-cell table:style-name="ce200"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5">
          <table:table-cell table:style-name="ce6"/>
          <table:table-cell table:style-name="ce6" table:formula="of:=IF(AND([.$A32]&lt;&gt;&quot;&quot;;NOT(ISNUMBER(FIND(&quot;廃止&quot;;[.$C32]))));MAX([.$B$1:.$B31])+1;&quot;&quot;)">
            <text:p/>
          </table:table-cell>
          <table:table-cell table:style-name="ce200" office:value-type="string" calcext:value-type="string">
            <text:p>MenuShortcut-28</text:p>
          </table:table-cell>
          <table:table-cell table:style-name="ce200" office:value-type="string" calcext:value-type="string">
            <text:p>ツール＞ウェブ開発＞接続...</text:p>
          </table:table-cell>
          <table:table-cell table:style-name="ce200" office:value-type="string" calcext:value-type="string">
            <text:p>devtools_connect</text:p>
          </table:table-cell>
          <table:table-cell table:style-name="ce204" office:value-type="string" calcext:value-type="string">
            <text:p>-</text:p>
          </table:table-cell>
          <table:table-cell table:style-name="ce204" office:value-type="string" calcext:value-type="string">
            <text:p>#menu_devtools_connect,</text:p>
            <text:p><text:span text:style-name="T4">.subviewbutton[label='接続...'],</text:span></text:p>
            <text:p><text:span text:style-name="T4">.subviewbutton[label='Connect…']</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00" office:value-type="string" calcext:value-type="string">
            <text:p>-</text:p>
          </table:table-cell>
          <table:table-cell table:style-name="ce200" office:value-type="string" calcext:value-type="string">
            <text:p>#menu_devtools_connect,</text:p>
            <text:p><text:span text:style-name="T4">.subviewbutton[label='接続...'],</text:span></text:p>
            <text:p><text:span text:style-name="T4">.subviewbutton[label='Connect…']</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5">
          <table:table-cell table:style-name="ce6"/>
          <table:table-cell table:style-name="ce6" table:formula="of:=IF(AND([.$A33]&lt;&gt;&quot;&quot;;NOT(ISNUMBER(FIND(&quot;廃止&quot;;[.$C33]))));MAX([.$B$1:.$B32])+1;&quot;&quot;)">
            <text:p/>
          </table:table-cell>
          <table:table-cell table:style-name="ce200" office:value-type="string" calcext:value-type="string">
            <text:p>MenuShortcut-29</text:p>
          </table:table-cell>
          <table:table-cell table:style-name="ce200" office:value-type="string" calcext:value-type="string">
            <text:p>ツール＞ウェブ開発＞その他のツールを入手</text:p>
          </table:table-cell>
          <table:table-cell table:style-name="ce200" office:value-type="string" calcext:value-type="string">
            <text:p>getMoreDevtools</text:p>
          </table:table-cell>
          <table:table-cell table:style-name="ce204" office:value-type="string" calcext:value-type="string">
            <text:p>-</text:p>
          </table:table-cell>
          <table:table-cell table:style-name="ce20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00" office:value-type="string" calcext:value-type="string">
            <text:p>-</text:p>
          </table:table-cell>
          <table:table-cell table:style-name="ce200"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137">
          <table:table-cell table:style-name="ce6"/>
          <table:table-cell table:style-name="ce6" table:formula="of:=IF(AND([.$A34]&lt;&gt;&quot;&quot;;NOT(ISNUMBER(FIND(&quot;廃止&quot;;[.$C34]))));MAX([.$B$1:.$B33])+1;&quot;&quot;)">
            <text:p/>
          </table:table-cell>
          <table:table-cell table:style-name="ce200" office:value-type="string" calcext:value-type="string">
            <text:p>MenuShortcut-30</text:p>
          </table:table-cell>
          <table:table-cell table:style-name="ce200" office:value-type="string" calcext:value-type="string">
            <text:p>ヘルプ＞Firefoxヘルプ</text:p>
            <text:p>（旧バージョンでは「ヘルプ」）</text:p>
          </table:table-cell>
          <table:table-cell table:style-name="ce200" office:value-type="string" calcext:value-type="string">
            <text:p>openHelp</text:p>
          </table:table-cell>
          <table:table-cell table:style-name="ce204" office:value-type="string" calcext:value-type="string">
            <text:p>-</text:p>
          </table:table-cell>
          <table:table-cell table:style-name="ce204" office:value-type="string" calcext:value-type="string">
            <text:p>#menu_openHelp,</text:p>
            <text:p>#key_openHelpMac,</text:p>
            <text:p>.subviewbutton[oncommand^='openHelp'][oncommand*='firefox-help']</text:p>
            <text:p/>
            <text:p><text:span text:style-name="T22">.subviewbutton[oncommand^='openHelp'][oncommand*='firefox-help']については代替が不明</text:span></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menu_openHelp,</text:p>
            <text:p>#key_openHelpMac,</text:p>
            <text:p>.subviewbutton[oncommand^='openHelp'][oncommand*='firefox-help']</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129">
          <table:table-cell table:style-name="ce6"/>
          <table:table-cell table:style-name="ce6" table:formula="of:=IF(AND([.$A35]&lt;&gt;&quot;&quot;;NOT(ISNUMBER(FIND(&quot;廃止&quot;;[.$C35]))));MAX([.$B$1:.$B34])+1;&quot;&quot;)">
            <text:p/>
          </table:table-cell>
          <table:table-cell table:style-name="ce200" office:value-type="string" calcext:value-type="string">
            <text:p>MenuShortcut-31</text:p>
          </table:table-cell>
          <table:table-cell table:style-name="ce200" office:value-type="string" calcext:value-type="string">
            <text:p>ヘルプ＞Firefoxツアー</text:p>
          </table:table-cell>
          <table:table-cell table:style-name="ce200" office:value-type="string" calcext:value-type="string">
            <text:p>tour</text:p>
          </table:table-cell>
          <table:table-cell table:style-name="ce204" office:value-type="string" calcext:value-type="string">
            <text:p>-</text:p>
          </table:table-cell>
          <table:table-cell table:style-name="ce204" office:value-type="string" calcext:value-type="string">
            <text:p>#menu_openTour,</text:p>
            <text:p>.subviewbutton[oncommand^='openTourPage']</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00" office:value-type="string" calcext:value-type="string">
            <text:p>-</text:p>
          </table:table-cell>
          <table:table-cell table:style-name="ce200" office:value-type="string" calcext:value-type="string">
            <text:p>#menu_openTour,</text:p>
            <text:p>.subviewbutton[oncommand^='openTourPage']</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129">
          <table:table-cell table:style-name="ce6"/>
          <table:table-cell table:style-name="ce6" table:formula="of:=IF(AND([.$A36]&lt;&gt;&quot;&quot;;NOT(ISNUMBER(FIND(&quot;廃止&quot;;[.$C36]))));MAX([.$B$1:.$B35])+1;&quot;&quot;)">
            <text:p/>
          </table:table-cell>
          <table:table-cell table:style-name="ce200" office:value-type="string" calcext:value-type="string">
            <text:p>MenuShortcut-32</text:p>
          </table:table-cell>
          <table:table-cell table:style-name="ce200" office:value-type="string" calcext:value-type="string">
            <text:p>ヘルプ＞キーボードショートカット</text:p>
          </table:table-cell>
          <table:table-cell table:style-name="ce200" office:value-type="string" calcext:value-type="string">
            <text:p>keyboardShortcuts</text:p>
          </table:table-cell>
          <table:table-cell table:style-name="ce204" office:value-type="string" calcext:value-type="string">
            <text:p>-</text:p>
          </table:table-cell>
          <table:table-cell table:style-name="ce204" office:value-type="string" calcext:value-type="string">
            <text:p>#menu_keyboardShortcuts,</text:p>
            <text:p><text:span text:style-name="T5">.subviewbutton[oncommand^='openHelp'][oncommand*='keyboard-shortcuts']</text:span></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00" office:value-type="string" calcext:value-type="string">
            <text:p>-</text:p>
          </table:table-cell>
          <table:table-cell table:style-name="ce200" office:value-type="string" calcext:value-type="string">
            <text:p>#menu_keyboardShortcuts,</text:p>
            <text:p><text:span text:style-name="T5">.subviewbutton[oncommand^='openHelp'][oncommand*='keyboard-shortcuts']</text:span></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138">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05" office:value-type="string" calcext:value-type="string">
            <text:p>Firefox 59で廃止</text:p>
          </table:table-cell>
          <table:table-cell table:style-name="ce205" office:value-type="string" calcext:value-type="string">
            <text:p>#healthReport,</text:p>
            <text:p>.subviewbutton[oncommand^='openHealthReport']</text:p>
            <text:p/>
            <text:p><text:span text:style-name="T22">代替はabout:telemetry</text:span></text:p>
          </table:table-cell>
          <table:table-cell table:style-name="ce205"/>
          <table:table-cell table:style-name="ce20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healthReport,</text:p>
            <text:p>.subviewbutton[oncommand^='openHealthReport']</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30">
          <table:table-cell table:style-name="ce6"/>
          <table:table-cell table:style-name="ce6" table:formula="of:=IF(AND([.$A38]&lt;&gt;&quot;&quot;;NOT(ISNUMBER(FIND(&quot;廃止&quot;;[.$C38]))));MAX([.$B$1:.$B37])+1;&quot;&quot;)">
            <text:p/>
          </table:table-cell>
          <table:table-cell table:style-name="ce200" office:value-type="string" calcext:value-type="string">
            <text:p>MenuShortcut-34（廃止）</text:p>
          </table:table-cell>
          <table:table-cell table:style-name="ce200" office:value-type="string" calcext:value-type="string">
            <text:p>ヘルプ＞使いこなそう</text:p>
          </table:table-cell>
          <table:table-cell table:style-name="ce200" office:value-type="string" calcext:value-type="string">
            <text:p>gettingStarted</text:p>
          </table:table-cell>
          <table:table-cell table:style-name="ce204" office:value-type="string" calcext:value-type="string">
            <text:p>Firefox 31で廃止</text:p>
          </table:table-cell>
          <table:table-cell table:style-name="ce204" table:number-columns-repeated="3"/>
          <table:table-cell table:style-name="ce6" table:number-columns-repeated="2"/>
          <table:table-cell table:style-name="ce6" table:formula="of:=IF(AND([.F38]=[.M38];[.G38]=[.N38];[.I38]=[.O38]);&quot;&quot;;IF([.M38]=&quot;&quot;;&quot;新規&quot;;&quot;変更あり&quot;))">
            <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139">
          <table:table-cell table:style-name="ce6"/>
          <table:table-cell table:style-name="ce6" table:formula="of:=IF(AND([.$A39]&lt;&gt;&quot;&quot;;NOT(ISNUMBER(FIND(&quot;廃止&quot;;[.$C39]))));MAX([.$B$1:.$B38])+1;&quot;&quot;)">
            <text:p/>
          </table:table-cell>
          <table:table-cell table:style-name="ce200" office:value-type="string" calcext:value-type="string">
            <text:p>MenuShortcut-35</text:p>
          </table:table-cell>
          <table:table-cell table:style-name="ce200" office:value-type="string" calcext:value-type="string">
            <text:p>ヘルプ＞トラブルシューティング情報</text:p>
          </table:table-cell>
          <table:table-cell table:style-name="ce200" office:value-type="string" calcext:value-type="string">
            <text:p>troubleshootingInfo</text:p>
          </table:table-cell>
          <table:table-cell table:style-name="ce204" office:value-type="string" calcext:value-type="string">
            <text:p>-</text:p>
          </table:table-cell>
          <table:table-cell table:style-name="ce204" office:value-type="string" calcext:value-type="string">
            <text:p>#troubleShooting,</text:p>
            <text:p>.subviewbutton[oncommand^='openTroubleshootingPage']</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00" office:value-type="string" calcext:value-type="string">
            <text:p>-</text:p>
          </table:table-cell>
          <table:table-cell table:style-name="ce200" office:value-type="string" calcext:value-type="string">
            <text:p>#troubleShooting,</text:p>
            <text:p>.subviewbutton[oncommand^='openTroubleshootingPage']</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129">
          <table:table-cell table:style-name="ce6"/>
          <table:table-cell table:style-name="ce6" table:formula="of:=IF(AND([.$A40]&lt;&gt;&quot;&quot;;NOT(ISNUMBER(FIND(&quot;廃止&quot;;[.$C40]))));MAX([.$B$1:.$B39])+1;&quot;&quot;)">
            <text:p/>
          </table:table-cell>
          <table:table-cell table:style-name="ce200" office:value-type="string" calcext:value-type="string">
            <text:p>MenuShortcut-36</text:p>
          </table:table-cell>
          <table:table-cell table:style-name="ce200" office:value-type="string" calcext:value-type="string">
            <text:p>ヘルプ＞フィードバックを送信</text:p>
          </table:table-cell>
          <table:table-cell table:style-name="ce200" office:value-type="string" calcext:value-type="string">
            <text:p>feedbackPage</text:p>
          </table:table-cell>
          <table:table-cell table:style-name="ce204" office:value-type="string" calcext:value-type="string">
            <text:p>-</text:p>
          </table:table-cell>
          <table:table-cell table:style-name="ce204" office:value-type="string" calcext:value-type="string">
            <text:p>#feedbackPage,</text:p>
            <text:p>.subviewbutton[oncommand^='openFeedbackPage']</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00" office:value-type="string" calcext:value-type="string">
            <text:p>-</text:p>
          </table:table-cell>
          <table:table-cell table:style-name="ce200" office:value-type="string" calcext:value-type="string">
            <text:p>#feedbackPage,</text:p>
            <text:p>.subviewbutton[oncommand^='openFeedbackPage']</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129">
          <table:table-cell table:style-name="ce6"/>
          <table:table-cell table:style-name="ce6" table:formula="of:=IF(AND([.$A41]&lt;&gt;&quot;&quot;;NOT(ISNUMBER(FIND(&quot;廃止&quot;;[.$C41]))));MAX([.$B$1:.$B40])+1;&quot;&quot;)">
            <text:p/>
          </table:table-cell>
          <table:table-cell table:style-name="ce200" office:value-type="string" calcext:value-type="string">
            <text:p>MenuShortcut-37</text:p>
          </table:table-cell>
          <table:table-cell table:style-name="ce200" office:value-type="string" calcext:value-type="string">
            <text:p>ヘルプ＞アドオンを無効にして再起動</text:p>
          </table:table-cell>
          <table:table-cell table:style-name="ce200" office:value-type="string" calcext:value-type="string">
            <text:p>helpSafeMode</text:p>
          </table:table-cell>
          <table:table-cell table:style-name="ce204" office:value-type="string" calcext:value-type="string">
            <text:p>-</text:p>
          </table:table-cell>
          <table:table-cell table:style-name="ce204" office:value-type="string" calcext:value-type="string">
            <text:p>#helpSafeMode,</text:p>
            <text:p>.subviewbutton[oncommand^='safeModeRestart']</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00" office:value-type="string" calcext:value-type="string">
            <text:p>-</text:p>
          </table:table-cell>
          <table:table-cell table:style-name="ce200" office:value-type="string" calcext:value-type="string">
            <text:p>#helpSafeMode,</text:p>
            <text:p>.subviewbutton[oncommand^='safeModeRestart']</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129">
          <table:table-cell table:style-name="ce6"/>
          <table:table-cell table:style-name="ce6" table:formula="of:=IF(AND([.$A42]&lt;&gt;&quot;&quot;;NOT(ISNUMBER(FIND(&quot;廃止&quot;;[.$C42]))));MAX([.$B$1:.$B41])+1;&quot;&quot;)">
            <text:p/>
          </table:table-cell>
          <table:table-cell table:style-name="ce200" office:value-type="string" calcext:value-type="string">
            <text:p>MenuShortcut-38</text:p>
          </table:table-cell>
          <table:table-cell table:style-name="ce200" office:value-type="string" calcext:value-type="string">
            <text:p>ヘルプ＞詐欺サイトを報告</text:p>
          </table:table-cell>
          <table:table-cell table:style-name="ce200" office:value-type="string" calcext:value-type="string">
            <text:p>reportPhishingtoolmenu</text:p>
          </table:table-cell>
          <table:table-cell table:style-name="ce204" office:value-type="string" calcext:value-type="string">
            <text:p>-</text:p>
          </table:table-cell>
          <table:table-cell table:style-name="ce204" office:value-type="string" calcext:value-type="string">
            <text:p>#menu_HelpPopup_reportPhishingtoolmenu,</text:p>
            <text:p>.subviewbutton[oncommand*='getReportURL'][oncommand*='Phish']</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00" office:value-type="string" calcext:value-type="string">
            <text:p>-</text:p>
          </table:table-cell>
          <table:table-cell table:style-name="ce200" office:value-type="string" calcext:value-type="string">
            <text:p>#menu_HelpPopup_reportPhishingtoolmenu,</text:p>
            <text:p>.subviewbutton[oncommand*='getReportURL'][oncommand*='Phish']</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129">
          <table:table-cell table:style-name="ce6"/>
          <table:table-cell table:style-name="ce6" table:formula="of:=IF(AND([.$A43]&lt;&gt;&quot;&quot;;NOT(ISNUMBER(FIND(&quot;廃止&quot;;[.$C43]))));MAX([.$B$1:.$B42])+1;&quot;&quot;)">
            <text:p/>
          </table:table-cell>
          <table:table-cell table:style-name="ce200" office:value-type="string" calcext:value-type="string">
            <text:p>MenuShortcut-39</text:p>
          </table:table-cell>
          <table:table-cell table:style-name="ce200" office:value-type="string" calcext:value-type="string">
            <text:p>ヘルプ＞誤警告を報告</text:p>
          </table:table-cell>
          <table:table-cell table:style-name="ce200" office:value-type="string" calcext:value-type="string">
            <text:p>reportPhishingErrortoolmenu</text:p>
          </table:table-cell>
          <table:table-cell table:style-name="ce204" office:value-type="string" calcext:value-type="string">
            <text:p>-</text:p>
          </table:table-cell>
          <table:table-cell table:style-name="ce204" office:value-type="string" calcext:value-type="string">
            <text:p>#menu_HelpPopup_reportPhishingErrortoolmenu</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menu_HelpPopup_reportPhishingErrortoolmenu,</text:p>
            <text:p>.subviewbutton[oncommand*='getReportURL'][oncommand*='Error']</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140">
          <table:table-cell table:style-name="ce6"/>
          <table:table-cell table:style-name="ce6" table:formula="of:=IF(AND([.$A44]&lt;&gt;&quot;&quot;;NOT(ISNUMBER(FIND(&quot;廃止&quot;;[.$C44]))));MAX([.$B$1:.$B43])+1;&quot;&quot;)">
            <text:p/>
          </table:table-cell>
          <table:table-cell table:style-name="ce200" office:value-type="string" calcext:value-type="string">
            <text:p>MenuShortcut-40</text:p>
          </table:table-cell>
          <table:table-cell table:style-name="ce200" office:value-type="string" calcext:value-type="string">
            <text:p>ヘルプ＞Firefoxについて のセパレータ</text:p>
          </table:table-cell>
          <table:table-cell table:style-name="ce200" office:value-type="string" calcext:value-type="string">
            <text:p>aboutSeparator</text:p>
          </table:table-cell>
          <table:table-cell table:style-name="ce204" office:value-type="string" calcext:value-type="string">
            <text:p>-</text:p>
          </table:table-cell>
          <table:table-cell table:style-name="ce204" office:value-type="string" calcext:value-type="string">
            <text:p>#aboutSeparator</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00" office:value-type="string" calcext:value-type="string">
            <text:p>-</text:p>
          </table:table-cell>
          <table:table-cell table:style-name="ce200" office:value-type="string" calcext:value-type="string">
            <text:p>#aboutSeparato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41">
          <table:table-cell table:style-name="ce6"/>
          <table:table-cell table:style-name="ce6" table:formula="of:=IF(AND([.$A45]&lt;&gt;&quot;&quot;;NOT(ISNUMBER(FIND(&quot;廃止&quot;;[.$C45]))));MAX([.$B$1:.$B44])+1;&quot;&quot;)">
            <text:p/>
          </table:table-cell>
          <table:table-cell table:style-name="ce200" office:value-type="string" calcext:value-type="string">
            <text:p>MenuShortcut-41</text:p>
          </table:table-cell>
          <table:table-cell table:style-name="ce200" office:value-type="string" calcext:value-type="string">
            <text:p>編集＞テキストの記述方向を切り替える</text:p>
          </table:table-cell>
          <table:table-cell table:style-name="ce200" office:value-type="string" calcext:value-type="string">
            <text:p>textfieldDirection</text:p>
          </table:table-cell>
          <table:table-cell table:style-name="ce204" office:value-type="string" calcext:value-type="string">
            <text:p>Ctrl-Shift-X</text:p>
          </table:table-cell>
          <table:table-cell table:style-name="ce204" office:value-type="string" calcext:value-type="string">
            <text:p>#textfieldDirection-separator,</text:p>
            <text:p>#textfieldDirection-swap,</text:p>
            <text:p>#key_switchTextDirection,</text:p>
            <text:p>#context-bidi-text-direction-toggle,</text:p>
            <text:p>#context-sep-bidi</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00" office:value-type="string" calcext:value-type="string">
            <text:p>Ctrl-Shift-X</text:p>
          </table:table-cell>
          <table:table-cell table:style-name="ce200" office:value-type="string" calcext:value-type="string">
            <text:p>#textfieldDirection-separator,</text:p>
            <text:p>#textfieldDirection-swap,</text:p>
            <text:p>#key_switchTextDirection,</text:p>
            <text:p>#context-bidi-text-direction-toggle,</text:p>
            <text:p>#context-sep-bidi</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139">
          <table:table-cell table:style-name="ce6"/>
          <table:table-cell table:style-name="ce6" table:formula="of:=IF(AND([.$A46]&lt;&gt;&quot;&quot;;NOT(ISNUMBER(FIND(&quot;廃止&quot;;[.$C46]))));MAX([.$B$1:.$B45])+1;&quot;&quot;)">
            <text:p/>
          </table:table-cell>
          <table:table-cell table:style-name="ce200" office:value-type="string" calcext:value-type="string">
            <text:p>MenuShortcut-42</text:p>
          </table:table-cell>
          <table:table-cell table:style-name="ce200" office:value-type="string" calcext:value-type="string">
            <text:p>表示＞ページの記述方向を切り替える</text:p>
          </table:table-cell>
          <table:table-cell table:style-name="ce200" office:value-type="string" calcext:value-type="string">
            <text:p>documentDirection</text:p>
          </table:table-cell>
          <table:table-cell table:style-name="ce204" office:value-type="string" calcext:value-type="string">
            <text:p>-</text:p>
          </table:table-cell>
          <table:table-cell table:style-name="ce20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00" office:value-type="string" calcext:value-type="string">
            <text:p>-</text:p>
          </table:table-cell>
          <table:table-cell table:style-name="ce200"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140">
          <table:table-cell table:style-name="ce6"/>
          <table:table-cell table:style-name="ce6" table:formula="of:=IF(AND([.$A47]&lt;&gt;&quot;&quot;;NOT(ISNUMBER(FIND(&quot;廃止&quot;;[.$C47]))));MAX([.$B$1:.$B46])+1;&quot;&quot;)">
            <text:p/>
          </table:table-cell>
          <table:table-cell table:style-name="ce200" office:value-type="string" calcext:value-type="string">
            <text:p>MenuShortcut-43</text:p>
          </table:table-cell>
          <table:table-cell table:style-name="ce200" office:value-type="string" calcext:value-type="string">
            <text:p>履歴＞（メニュー内のセパレータ）</text:p>
          </table:table-cell>
          <table:table-cell table:style-name="ce200" office:value-type="string" calcext:value-type="string">
            <text:p>historySeparator</text:p>
          </table:table-cell>
          <table:table-cell table:style-name="ce204" office:value-type="string" calcext:value-type="string">
            <text:p>-</text:p>
          </table:table-cell>
          <table:table-cell table:style-name="ce204" office:value-type="string" calcext:value-type="string">
            <text:p>#startHistorySeparator</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00" office:value-type="string" calcext:value-type="string">
            <text:p>-</text:p>
          </table:table-cell>
          <table:table-cell table:style-name="ce200" office:value-type="string" calcext:value-type="string">
            <text:p>#startHistorySeparato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142">
          <table:table-cell table:style-name="ce6"/>
          <table:table-cell table:style-name="ce6" table:formula="of:=IF(AND([.$A48]&lt;&gt;&quot;&quot;;NOT(ISNUMBER(FIND(&quot;廃止&quot;;[.$C48]))));MAX([.$B$1:.$B47])+1;&quot;&quot;)">
            <text:p/>
          </table:table-cell>
          <table:table-cell table:style-name="ce200" office:value-type="string" calcext:value-type="string">
            <text:p>MenuShortcut-44</text:p>
          </table:table-cell>
          <table:table-cell table:style-name="ce200" office:value-type="string" calcext:value-type="string">
            <text:p>ブックマーク＞ブックマークツールバー</text:p>
            <text:p>（およびそれに付随する各項目）</text:p>
          </table:table-cell>
          <table:table-cell table:style-name="ce200" office:value-type="string" calcext:value-type="string">
            <text:p>bookmarksToolbarFolder</text:p>
          </table:table-cell>
          <table:table-cell table:style-name="ce204" office:value-type="string" calcext:value-type="string">
            <text:p>-</text:p>
          </table:table-cell>
          <table:table-cell table:style-name="ce204" office:value-type="string" calcext:value-type="string">
            <text:p>#organizeBookmarksSeparator,</text:p>
            <text:p>#bookmarksToolbarSeparator,</text:p>
            <text:p>#bookmarksToolbarFolderMenu,</text:p>
            <text:p>#panelMenu_viewBookmarksToolbar,</text:p>
            <text:p>#panelMenu_bookmarkingTools,</text:p>
            <text:p>#BMB_bookmarksToolbar</text:p>
            <text:p/>
            <text:p><text:span text:style-name="T22">#BMB_bookmarksToolbarの定義はあるが、該当するものの詳細が不明</text:span></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143">
          <table:table-cell table:style-name="ce6"/>
          <table:table-cell table:style-name="ce6" table:formula="of:=IF(AND([.$A49]&lt;&gt;&quot;&quot;;NOT(ISNUMBER(FIND(&quot;廃止&quot;;[.$C49]))));MAX([.$B$1:.$B48])+1;&quot;&quot;)">
            <text:p/>
          </table:table-cell>
          <table:table-cell table:style-name="ce200" office:value-type="string" calcext:value-type="string">
            <text:p>MenuShortcut-45（廃止）</text:p>
          </table:table-cell>
          <table:table-cell table:style-name="ce200" office:value-type="string" calcext:value-type="string">
            <text:p>コンテンツ領域のコンテキストメニュー＞リンクを保存する...</text:p>
          </table:table-cell>
          <table:table-cell table:style-name="ce200" office:value-type="string" calcext:value-type="string">
            <text:p>context-marklink</text:p>
          </table:table-cell>
          <table:table-cell table:style-name="ce204" office:value-type="string" calcext:value-type="string">
            <text:p>Firefox 51で廃止</text:p>
          </table:table-cell>
          <table:table-cell table:style-name="ce204"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00" office:value-type="string" calcext:value-type="string">
            <text:p>Firefox 51で廃止</text:p>
          </table:table-cell>
          <table:table-cell table:style-name="ce200"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143">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05" office:value-type="string" calcext:value-type="string">
            <text:p>Firefox 57で廃止</text:p>
          </table:table-cell>
          <table:table-cell table:style-name="ce205" office:value-type="string" calcext:value-type="string">
            <text:p>#context-sharelink</text:p>
          </table:table-cell>
          <table:table-cell table:style-name="ce205"/>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link</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143">
          <table:table-cell table:style-name="ce6"/>
          <table:table-cell table:style-name="ce6" table:formula="of:=IF(AND([.$A51]&lt;&gt;&quot;&quot;;NOT(ISNUMBER(FIND(&quot;廃止&quot;;[.$C51]))));MAX([.$B$1:.$B50])+1;&quot;&quot;)">
            <text:p/>
          </table:table-cell>
          <table:table-cell table:style-name="ce200" office:value-type="string" calcext:value-type="string">
            <text:p>MenuShortcut-47</text:p>
          </table:table-cell>
          <table:table-cell table:style-name="ce200" office:value-type="string" calcext:value-type="string">
            <text:p>コンテンツ領域のコンテキストメニュー＞画像のURLをメールで送信</text:p>
          </table:table-cell>
          <table:table-cell table:style-name="ce200" office:value-type="string" calcext:value-type="string">
            <text:p>context-sendimage</text:p>
          </table:table-cell>
          <table:table-cell table:style-name="ce204" office:value-type="string" calcext:value-type="string">
            <text:p>-</text:p>
          </table:table-cell>
          <table:table-cell table:style-name="ce204" office:value-type="string" calcext:value-type="string">
            <text:p>#context-sendimage</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00" office:value-type="string" calcext:value-type="string">
            <text:p>-</text:p>
          </table:table-cell>
          <table:table-cell table:style-name="ce200" office:value-type="string" calcext:value-type="string">
            <text:p>#context-sendimag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143">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06" office:value-type="string" calcext:value-type="string">
            <text:p>Firefox 57で廃止</text:p>
          </table:table-cell>
          <table:table-cell table:style-name="ce205" office:value-type="string" calcext:value-type="string">
            <text:p>#context-shareimage</text:p>
          </table:table-cell>
          <table:table-cell table:style-name="ce205"/>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imag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143">
          <table:table-cell table:style-name="ce6"/>
          <table:table-cell table:style-name="ce6" table:formula="of:=IF(AND([.$A53]&lt;&gt;&quot;&quot;;NOT(ISNUMBER(FIND(&quot;廃止&quot;;[.$C53]))));MAX([.$B$1:.$B52])+1;&quot;&quot;)">
            <text:p/>
          </table:table-cell>
          <table:table-cell table:style-name="ce200" office:value-type="string" calcext:value-type="string">
            <text:p>MenuShortcut-49</text:p>
          </table:table-cell>
          <table:table-cell table:style-name="ce200" office:value-type="string" calcext:value-type="string">
            <text:p>コンテンツ領域のコンテキストメニュー＞動画のURLをメールで送信</text:p>
          </table:table-cell>
          <table:table-cell table:style-name="ce200" office:value-type="string" calcext:value-type="string">
            <text:p>context-sendvideo</text:p>
          </table:table-cell>
          <table:table-cell table:style-name="ce204" office:value-type="string" calcext:value-type="string">
            <text:p>-</text:p>
          </table:table-cell>
          <table:table-cell table:style-name="ce204" office:value-type="string" calcext:value-type="string">
            <text:p>#context-sendvideo</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00" office:value-type="string" calcext:value-type="string">
            <text:p>-</text:p>
          </table:table-cell>
          <table:table-cell table:style-name="ce200" office:value-type="string" calcext:value-type="string">
            <text:p>#context-sendvideo</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143">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05" office:value-type="string" calcext:value-type="string">
            <text:p>#context-sharevideo</text:p>
          </table:table-cell>
          <table:table-cell table:style-name="ce205"/>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video</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143">
          <table:table-cell table:style-name="ce6"/>
          <table:table-cell table:style-name="ce6" table:formula="of:=IF(AND([.$A55]&lt;&gt;&quot;&quot;;NOT(ISNUMBER(FIND(&quot;廃止&quot;;[.$C55]))));MAX([.$B$1:.$B54])+1;&quot;&quot;)">
            <text:p/>
          </table:table-cell>
          <table:table-cell table:style-name="ce200" office:value-type="string" calcext:value-type="string">
            <text:p>MenuShortcut-51</text:p>
          </table:table-cell>
          <table:table-cell table:style-name="ce200" office:value-type="string" calcext:value-type="string">
            <text:p>コンテンツ領域のコンテキストメニュー＞オーディオのURLをメールで送信</text:p>
          </table:table-cell>
          <table:table-cell table:style-name="ce200" office:value-type="string" calcext:value-type="string">
            <text:p>context-sendaudio</text:p>
          </table:table-cell>
          <table:table-cell table:style-name="ce204" office:value-type="string" calcext:value-type="string">
            <text:p>-</text:p>
          </table:table-cell>
          <table:table-cell table:style-name="ce204" office:value-type="string" calcext:value-type="string">
            <text:p>#context-sendaudio</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00" office:value-type="string" calcext:value-type="string">
            <text:p>-</text:p>
          </table:table-cell>
          <table:table-cell table:style-name="ce200" office:value-type="string" calcext:value-type="string">
            <text:p>#context-sendaudio</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143">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05" office:value-type="string" calcext:value-type="string">
            <text:p>#context-sharepage</text:p>
          </table:table-cell>
          <table:table-cell table:style-name="ce205"/>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pag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143">
          <table:table-cell table:style-name="ce6"/>
          <table:table-cell table:style-name="ce6" table:formula="of:=IF(AND([.$A57]&lt;&gt;&quot;&quot;;NOT(ISNUMBER(FIND(&quot;廃止&quot;;[.$C57]))));MAX([.$B$1:.$B56])+1;&quot;&quot;)">
            <text:p/>
          </table:table-cell>
          <table:table-cell table:style-name="ce200" office:value-type="string" calcext:value-type="string">
            <text:p>MenuShortcut-53（廃止）</text:p>
          </table:table-cell>
          <table:table-cell table:style-name="ce200" office:value-type="string" calcext:value-type="string">
            <text:p>コンテンツ領域のコンテキストメニュー＞ページを保存する...</text:p>
          </table:table-cell>
          <table:table-cell table:style-name="ce200" office:value-type="string" calcext:value-type="string">
            <text:p>context-markpageMenu</text:p>
          </table:table-cell>
          <table:table-cell table:style-name="ce204" office:value-type="string" calcext:value-type="string">
            <text:p>Firefox 51で廃止</text:p>
          </table:table-cell>
          <table:table-cell table:style-name="ce204"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00" office:value-type="string" calcext:value-type="string">
            <text:p>Firefox 51で廃止</text:p>
          </table:table-cell>
          <table:table-cell table:style-name="ce200"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143">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05" office:value-type="string" calcext:value-type="string">
            <text:p>#context-shareselect</text:p>
          </table:table-cell>
          <table:table-cell table:style-name="ce205"/>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select</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129">
          <table:table-cell table:style-name="ce6"/>
          <table:table-cell table:style-name="ce6" table:formula="of:=IF(AND([.$A59]&lt;&gt;&quot;&quot;;NOT(ISNUMBER(FIND(&quot;廃止&quot;;[.$C59]))));MAX([.$B$1:.$B58])+1;&quot;&quot;)">
            <text:p/>
          </table:table-cell>
          <table:table-cell table:style-name="ce200" office:value-type="string" calcext:value-type="string">
            <text:p>MenuShortcut-55</text:p>
          </table:table-cell>
          <table:table-cell table:style-name="ce200" office:value-type="string" calcext:value-type="string">
            <text:p>コンテンツ領域のコンテキストメニュー＞デスクトップの背景に設定</text:p>
          </table:table-cell>
          <table:table-cell table:style-name="ce200" office:value-type="string" calcext:value-type="string">
            <text:p>context-setDesktopBackground</text:p>
          </table:table-cell>
          <table:table-cell table:style-name="ce204" office:value-type="string" calcext:value-type="string">
            <text:p>-</text:p>
          </table:table-cell>
          <table:table-cell table:style-name="ce204" office:value-type="string" calcext:value-type="string">
            <text:p>#context-setDesktopBackground</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00" office:value-type="string" calcext:value-type="string">
            <text:p>-</text:p>
          </table:table-cell>
          <table:table-cell table:style-name="ce200" office:value-type="string" calcext:value-type="string">
            <text:p>#context-setDesktopBackground</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30">
          <table:table-cell table:style-name="ce6"/>
          <table:table-cell table:style-name="ce6" table:formula="of:=IF(AND([.$A60]&lt;&gt;&quot;&quot;;NOT(ISNUMBER(FIND(&quot;廃止&quot;;[.$C60]))));MAX([.$B$1:.$B59])+1;&quot;&quot;)">
            <text:p/>
          </table:table-cell>
          <table:table-cell table:style-name="ce200" office:value-type="string" calcext:value-type="string">
            <text:p>MenuShortcut-56（廃止）</text:p>
          </table:table-cell>
          <table:table-cell table:style-name="ce200" office:value-type="string" calcext:value-type="string">
            <text:p>コンテンツ領域のコンテキストメニュー＞画像をブロック</text:p>
          </table:table-cell>
          <table:table-cell table:style-name="ce200" office:value-type="string" calcext:value-type="string">
            <text:p>context-blockimage</text:p>
          </table:table-cell>
          <table:table-cell table:style-name="ce204" office:value-type="string" calcext:value-type="string">
            <text:p>Firefox 31で廃止</text:p>
          </table:table-cell>
          <table:table-cell table:style-name="ce204" table:number-columns-repeated="3"/>
          <table:table-cell table:style-name="ce6" table:number-columns-repeated="2"/>
          <table:table-cell table:style-name="ce6" table:formula="of:=IF(AND([.F60]=[.M60];[.G60]=[.N60];[.I60]=[.O60]);&quot;&quot;;IF([.M60]=&quot;&quot;;&quot;新規&quot;;&quot;変更あり&quot;))">
            <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140">
          <table:table-cell table:style-name="ce6"/>
          <table:table-cell table:style-name="ce6" table:formula="of:=IF(AND([.$A61]&lt;&gt;&quot;&quot;;NOT(ISNUMBER(FIND(&quot;廃止&quot;;[.$C61]))));MAX([.$B$1:.$B60])+1;&quot;&quot;)">
            <text:p/>
          </table:table-cell>
          <table:table-cell table:style-name="ce200" office:value-type="string" calcext:value-type="string">
            <text:p>MenuShortcut-57</text:p>
          </table:table-cell>
          <table:table-cell table:style-name="ce200" office:value-type="string" calcext:value-type="string">
            <text:p>コンテンツ領域のコンテキストメニュー＞要素を調査</text:p>
          </table:table-cell>
          <table:table-cell table:style-name="ce200" office:value-type="string" calcext:value-type="string">
            <text:p>context-inspect</text:p>
          </table:table-cell>
          <table:table-cell table:style-name="ce204" office:value-type="string" calcext:value-type="string">
            <text:p>-</text:p>
          </table:table-cell>
          <table:table-cell table:style-name="ce204" office:value-type="string" calcext:value-type="string">
            <text:p>#context-inspect,</text:p>
            <text:p>#inspect-separator</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00" office:value-type="string" calcext:value-type="string">
            <text:p>-</text:p>
          </table:table-cell>
          <table:table-cell table:style-name="ce200" office:value-type="string" calcext:value-type="string">
            <text:p>#context-inspect,</text:p>
            <text:p>#inspect-separato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143">
          <table:table-cell table:style-name="ce6"/>
          <table:table-cell table:style-name="ce6" table:formula="of:=IF(AND([.$A62]&lt;&gt;&quot;&quot;;NOT(ISNUMBER(FIND(&quot;廃止&quot;;[.$C62]))));MAX([.$B$1:.$B61])+1;&quot;&quot;)">
            <text:p/>
          </table:table-cell>
          <table:table-cell table:style-name="ce200" office:value-type="string" calcext:value-type="string">
            <text:p>MenuShortcut-58</text:p>
          </table:table-cell>
          <table:table-cell table:style-name="ce200" office:value-type="string" calcext:value-type="string">
            <text:p>ポップアップブロック＞このサイトによるポップアップを許可する</text:p>
          </table:table-cell>
          <table:table-cell table:style-name="ce200" office:value-type="string" calcext:value-type="string">
            <text:p>blockedPopupAllowSite</text:p>
          </table:table-cell>
          <table:table-cell table:style-name="ce204" office:value-type="string" calcext:value-type="string">
            <text:p>-</text:p>
          </table:table-cell>
          <table:table-cell table:style-name="ce204" office:value-type="string" calcext:value-type="string">
            <text:p>#blockedPopupOptions menuitem[observes='blockedPopupAllowSite']</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00" office:value-type="string" calcext:value-type="string">
            <text:p>-</text:p>
          </table:table-cell>
          <table:table-cell table:style-name="ce200" office:value-type="string" calcext:value-type="string">
            <text:p>#blockedPopupOptions menuitem[observes='blockedPopupAllowSit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143">
          <table:table-cell table:style-name="ce6"/>
          <table:table-cell table:style-name="ce6" table:formula="of:=IF(AND([.$A63]&lt;&gt;&quot;&quot;;NOT(ISNUMBER(FIND(&quot;廃止&quot;;[.$C63]))));MAX([.$B$1:.$B62])+1;&quot;&quot;)">
            <text:p/>
          </table:table-cell>
          <table:table-cell table:style-name="ce200" office:value-type="string" calcext:value-type="string">
            <text:p>MenuShortcut-59</text:p>
          </table:table-cell>
          <table:table-cell table:style-name="ce200" office:value-type="string" calcext:value-type="string">
            <text:p>ポップアップブロック＞ポップアップブロック設定を変更</text:p>
          </table:table-cell>
          <table:table-cell table:style-name="ce200" office:value-type="string" calcext:value-type="string">
            <text:p>blockedPopupEditSettings</text:p>
          </table:table-cell>
          <table:table-cell table:style-name="ce204" office:value-type="string" calcext:value-type="string">
            <text:p>-</text:p>
          </table:table-cell>
          <table:table-cell table:style-name="ce204" office:value-type="string" calcext:value-type="string">
            <text:p>#blockedPopupOptions menuitem[observes='blockedPopupEditSettings']</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00" office:value-type="string" calcext:value-type="string">
            <text:p>-</text:p>
          </table:table-cell>
          <table:table-cell table:style-name="ce200" office:value-type="string" calcext:value-type="string">
            <text:p>#blockedPopupOptions menuitem[observes='blockedPopupEditSettings']</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44">
          <table:table-cell table:style-name="ce6"/>
          <table:table-cell table:style-name="ce6" table:formula="of:=IF(AND([.$A64]&lt;&gt;&quot;&quot;;NOT(ISNUMBER(FIND(&quot;廃止&quot;;[.$C64]))));MAX([.$B$1:.$B63])+1;&quot;&quot;)">
            <text:p/>
          </table:table-cell>
          <table:table-cell table:style-name="ce200" office:value-type="string" calcext:value-type="string">
            <text:p>MenuShortcut-60（廃止）</text:p>
          </table:table-cell>
          <table:table-cell table:style-name="ce200" office:value-type="string" calcext:value-type="string">
            <text:p>ポップアップブロック、アドオンのインストール警告、オフラインデータの許可の編集（Cookie以外の権限に関するサイトごとの権限設定）</text:p>
          </table:table-cell>
          <table:table-cell table:style-name="ce200" office:value-type="string" calcext:value-type="string">
            <text:p>permissions</text:p>
          </table:table-cell>
          <table:table-cell table:style-name="ce204" office:value-type="string" calcext:value-type="string">
            <text:p>-</text:p>
          </table:table-cell>
          <table:table-cell table:style-name="ce204" office:value-type="string" calcext:value-type="string">
            <text:p>Hide-4に移動</text:p>
          </table:table-cell>
          <table:table-cell table:style-name="ce204"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00" office:value-type="string" calcext:value-type="string">
            <text:p>-</text:p>
          </table:table-cell>
          <table:table-cell table:style-name="ce200" office:value-type="string" calcext:value-type="string">
            <text:p>Hide-4に移動</text:p>
          </table:table-cell>
          <table:table-cell table:style-name="ce200"/>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00" office:value-type="string" calcext:value-type="string">
            <text:p>MenuShortcut-61（廃止）</text:p>
          </table:table-cell>
          <table:table-cell table:style-name="ce200" office:value-type="string" calcext:value-type="string">
            <text:p>キャレットブラウズモード</text:p>
          </table:table-cell>
          <table:table-cell table:style-name="ce200" office:value-type="string" calcext:value-type="string">
            <text:p>caretbrowse</text:p>
          </table:table-cell>
          <table:table-cell table:style-name="ce204" office:value-type="string" calcext:value-type="string">
            <text:p>-</text:p>
          </table:table-cell>
          <table:table-cell table:style-name="ce204" office:value-type="string" calcext:value-type="string">
            <text:p>Ui-2を参照</text:p>
          </table:table-cell>
          <table:table-cell table:style-name="ce204" table:number-columns-repeated="2"/>
          <table:table-cell table:style-name="ce6" table:number-columns-repeated="2"/>
          <table:table-cell table:style-name="ce6" table:formula="of:=IF(AND([.F65]=[.M65];[.G65]=[.N65];[.I65]=[.O65]);&quot;&quot;;IF([.M65]=&quot;&quot;;&quot;新規&quot;;&quot;変更あり&quot;))">
            <text:p/>
          </table:table-cell>
          <table:table-cell table:style-name="ce200" office:value-type="string" calcext:value-type="string">
            <text:p>-</text:p>
          </table:table-cell>
          <table:table-cell table:style-name="ce200" office:value-type="string" calcext:value-type="string">
            <text:p>Ui-2を参照</text:p>
          </table:table-cell>
          <table:table-cell table:style-name="ce200"/>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140">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00"/>
          <table:table-cell table:style-name="ce204" office:value-type="string" calcext:value-type="string">
            <text:p>Ctrl-T</text:p>
          </table:table-cell>
          <table:table-cell table:style-name="ce204" office:value-type="string" calcext:value-type="string">
            <text:p>#menu_newNavigatorTab,#key_newNavigatorTab</text:p>
          </table:table-cell>
          <table:table-cell table:style-name="ce204"/>
          <table:table-cell table:style-name="ce204"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00" office:value-type="string" calcext:value-type="string">
            <text:p>Ctrl-T</text:p>
          </table:table-cell>
          <table:table-cell table:style-name="ce200" office:value-type="string" calcext:value-type="string">
            <text:p>#menu_newNavigatorTab,#key_newNavigatorTab</text:p>
          </table:table-cell>
          <table:table-cell table:style-name="ce200"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145">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00"/>
          <table:table-cell table:style-name="ce204" office:value-type="string" calcext:value-type="string">
            <text:p>-</text:p>
          </table:table-cell>
          <table:table-cell table:style-name="ce204" office:value-type="string" calcext:value-type="string">
            <text:p>#context-openlinkintab</text:p>
            <text:p/>
            <text:p><text:span text:style-name="T24">IDは正しいが殺せない</text:span></text:p>
          </table:table-cell>
          <table:table-cell table:style-name="ce204"/>
          <table:table-cell table:style-name="ce204" office:value-type="string" calcext:value-type="string">
            <text:p>killedItems</text:p>
          </table:table-cell>
          <table:table-cell table:style-name="ce6" table:number-columns-repeated="2"/>
          <table:table-cell table:style-name="ce6" table:formula="of:=IF(AND([.F67]=[.M67];[.G67]=[.N67];[.I67]=[.O67]);&quot;&quot;;IF([.M67]=&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openlinkintab</text:p>
          </table:table-cell>
          <table:table-cell table:style-name="ce200"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46">
          <table:table-cell table:style-name="ce6"/>
          <table:table-cell table:style-name="ce6" table:formula="of:=IF(AND([.$A68]&lt;&gt;&quot;&quot;;NOT(ISNUMBER(FIND(&quot;廃止&quot;;[.$C68]))));MAX([.$B$1:.$B67])+1;&quot;&quot;)">
            <text:p/>
          </table:table-cell>
          <table:table-cell table:style-name="ce200" office:value-type="string" calcext:value-type="string">
            <text:p>MenuShortcut-64</text:p>
          </table:table-cell>
          <table:table-cell table:style-name="ce200" office:value-type="string" calcext:value-type="string">
            <text:p>ツール＞ウェブ開発＞Service Worker</text:p>
          </table:table-cell>
          <table:table-cell table:style-name="ce200" office:value-type="string" calcext:value-type="string">
            <text:p>devtools_connect</text:p>
          </table:table-cell>
          <table:table-cell table:style-name="ce204" office:value-type="string" calcext:value-type="string">
            <text:p>-</text:p>
          </table:table-cell>
          <table:table-cell table:style-name="ce204" office:value-type="string" calcext:value-type="string">
            <text:p><text:span text:style-name="T26">#menu_devtools_serviceworkers,</text:span></text:p>
            <text:p><text:span text:style-name="T26">.subviewbutton[label='Service Worker'],</text:span></text:p>
            <text:p><text:span text:style-name="T26">.subviewbutton[label='Service Workers']</text:span></text:p>
            <text:p/>
            <text:p><text:span text:style-name="T22">IDは正しいが殺せない</text:span></text:p>
          </table:table-cell>
          <table:table-cell table:style-name="ce204"/>
          <table:table-cell table:style-name="ce204" office:value-type="string" calcext:value-type="string">
            <text:p>killedItemsWithDelay</text:p>
          </table:table-cell>
          <table:table-cell table:style-name="ce6" table:number-columns-repeated="2"/>
          <table:table-cell table:style-name="ce6" table:formula="of:=IF(AND([.F68]=[.M68];[.G68]=[.N68];[.I68]=[.O68]);&quot;&quot;;IF([.M68]=&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text:span text:style-name="T26">#menu_devtools_serviceworkers,</text:span></text:p>
            <text:p><text:span text:style-name="T26">.subviewbutton[label='Service Worker'],</text:span></text:p>
            <text:p><text:span text:style-name="T26">.subviewbutton[label='Service Workers']</text:span></text:p>
          </table:table-cell>
          <table:table-cell table:style-name="ce200"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47">
          <table:table-cell table:style-name="ce6"/>
          <table:table-cell table:style-name="ce6" table:formula="of:=IF(AND([.$A69]&lt;&gt;&quot;&quot;;NOT(ISNUMBER(FIND(&quot;廃止&quot;;[.$C69]))));MAX([.$B$1:.$B68])+1;&quot;&quot;)">
            <text:p/>
          </table:table-cell>
          <table:table-cell table:style-name="ce200" office:value-type="string" calcext:value-type="string">
            <text:p>MenuShortcut-65</text:p>
          </table:table-cell>
          <table:table-cell table:style-name="ce200" office:value-type="string" calcext:value-type="string">
            <text:p>ツール＞ウェブ開発＞ブラウザーコンテンツツールボックス</text:p>
          </table:table-cell>
          <table:table-cell table:style-name="ce200" office:value-type="string" calcext:value-type="string">
            <text:p>devtools_connect</text:p>
          </table:table-cell>
          <table:table-cell table:style-name="ce204" office:value-type="string" calcext:value-type="string">
            <text:p>-</text:p>
          </table:table-cell>
          <table:table-cell table:style-name="ce94" office:value-type="string" calcext:value-type="string">
            <text:p><text:span text:style-name="T27">#menu_browserContentToolbox,</text:span></text:p>
            <text:p><text:span text:style-name="T27">.subviewbutton[label='ブラウザーコンテンツツールボックス'],</text:span></text:p>
            <text:p><text:span text:style-name="T27">.subviewbutton[label='Browser Content Toolbox']</text:span></text:p>
            <text:p/>
            <text:p><text:span text:style-name="T22">IDは正しいが殺せない</text:span></text:p>
          </table:table-cell>
          <table:table-cell table:style-name="ce94"/>
          <table:table-cell table:style-name="ce204"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98" office:value-type="string" calcext:value-type="string">
            <text:p><text:span text:style-name="T27">#menu_browserContentToolbox,</text:span></text:p>
            <text:p><text:span text:style-name="T27">.subviewbutton[label='ブラウザーコンテンツツールボックス'],</text:span></text:p>
            <text:p><text:span text:style-name="T27">.subviewbutton[label='Browser Content Toolbox']</text:span></text:p>
          </table:table-cell>
          <table:table-cell table:style-name="ce200"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3">
          <table:table-cell/>
          <table:table-cell table:formula="of:=IF([.$A70]&lt;&gt;&quot;&quot;;MAX([.$B$1:.$B69])+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71]&lt;&gt;&quot;&quot;;MAX([.$B$1:.$B70])+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72]&lt;&gt;&quot;&quot;;MAX([.$B$1:.$B71])+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73]&lt;&gt;&quot;&quot;;MAX([.$B$1:.$B72])+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74]&lt;&gt;&quot;&quot;;MAX([.$B$1:.$B73])+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75]&lt;&gt;&quot;&quot;;MAX([.$B$1:.$B74])+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76]&lt;&gt;&quot;&quot;;MAX([.$B$1:.$B75])+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77]&lt;&gt;&quot;&quot;;MAX([.$B$1:.$B76])+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78]&lt;&gt;&quot;&quot;;MAX([.$B$1:.$B77])+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79]&lt;&gt;&quot;&quot;;MAX([.$B$1:.$B78])+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80]&lt;&gt;&quot;&quot;;MAX([.$B$1:.$B79])+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81]&lt;&gt;&quot;&quot;;MAX([.$B$1:.$B80])+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82]&lt;&gt;&quot;&quot;;MAX([.$B$1:.$B81])+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83]&lt;&gt;&quot;&quot;;MAX([.$B$1:.$B82])+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84]&lt;&gt;&quot;&quot;;MAX([.$B$1:.$B83])+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85]&lt;&gt;&quot;&quot;;MAX([.$B$1:.$B84])+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86]&lt;&gt;&quot;&quot;;MAX([.$B$1:.$B85])+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87]&lt;&gt;&quot;&quot;;MAX([.$B$1:.$B86])+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88]&lt;&gt;&quot;&quot;;MAX([.$B$1:.$B87])+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89]&lt;&gt;&quot;&quot;;MAX([.$B$1:.$B88])+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90]&lt;&gt;&quot;&quot;;MAX([.$B$1:.$B89])+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91]&lt;&gt;&quot;&quot;;MAX([.$B$1:.$B90])+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92]&lt;&gt;&quot;&quot;;MAX([.$B$1:.$B91])+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93]&lt;&gt;&quot;&quot;;MAX([.$B$1:.$B92])+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94]&lt;&gt;&quot;&quot;;MAX([.$B$1:.$B93])+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95]&lt;&gt;&quot;&quot;;MAX([.$B$1:.$B94])+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96]&lt;&gt;&quot;&quot;;MAX([.$B$1:.$B95])+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97]&lt;&gt;&quot;&quot;;MAX([.$B$1:.$B96])+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98]&lt;&gt;&quot;&quot;;MAX([.$B$1:.$B97])+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99]&lt;&gt;&quot;&quot;;MAX([.$B$1:.$B98])+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100]&lt;&gt;&quot;&quot;;MAX([.$B$1:.$B99])+1;&quot;&quot;)">
            <text:p/>
          </table:table-cell>
          <table:table-cell table:style-name="ce203" table:number-columns-repeated="13"/>
          <table:table-cell table:number-columns-repeated="20"/>
          <table:table-cell table:style-name="ce101"/>
          <table:table-cell table:number-columns-repeated="988"/>
        </table:table-row>
        <table:table-row table:style-name="ro123" table:number-rows-repeated="899">
          <table:table-cell table:number-columns-repeated="2"/>
          <table:table-cell table:style-name="ce203" table:number-columns-repeated="13"/>
          <table:table-cell table:number-columns-repeated="20"/>
          <table:table-cell table:style-name="ce101"/>
          <table:table-cell table:number-columns-repeated="988"/>
        </table:table-row>
        <table:table-row table:style-name="ro123" table:number-rows-repeated="1047576">
          <table:table-cell table:number-columns-repeated="1024"/>
        </table:table-row>
        <table:table-row table:style-name="ro123">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office:forms form:automatic-focus="false" form:apply-design-mode="false"/>
        <table:table-column table:style-name="co33" table:default-cell-style-name="ce104"/>
        <table:table-column table:style-name="co17" table:number-columns-repeated="2" table:default-cell-style-name="ce104"/>
        <table:table-column table:style-name="co34" table:default-cell-style-name="ce104"/>
        <table:table-column table:style-name="co35" table:default-cell-style-name="ce104"/>
        <table:table-column table:style-name="co36" table:default-cell-style-name="ce116"/>
        <table:table-column table:style-name="co37" table:default-cell-style-name="ce104"/>
        <table:table-column table:style-name="co36" table:default-cell-style-name="ce116"/>
        <table:table-column table:style-name="co37" table:visibility="collapse" table:default-cell-style-name="ce104"/>
        <table:table-column table:style-name="co36" table:visibility="collapse" table:default-cell-style-name="ce116"/>
        <table:table-column table:style-name="co37" table:visibility="collapse" table:default-cell-style-name="ce104"/>
        <table:table-column table:style-name="co38" table:visibility="collapse" table:default-cell-style-name="ce116"/>
        <table:table-column table:style-name="co39" table:visibility="collapse" table:number-columns-repeated="2" table:default-cell-style-name="ce104"/>
        <table:table-column table:style-name="co17" table:number-columns-repeated="1010" table:default-cell-style-name="ce104"/>
        <table:table-row table:style-name="ro148">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149">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3">「globalChrome.css」互換スクリプト:</text:span></text:p>
            <text:p><text:span text:style-name="T23">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50">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11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51">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52">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53">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54">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3">・.tabs-new-tab-buttonがタブ右に配置される「＋」ボタンが非表示になってればOK</text:span></text:p>
            <text:p><text:span text:style-name="T23">・#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55">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3">・「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156">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57">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3">・「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58">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8">・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59">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4">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58">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3">・「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60">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3">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number-rows-repeated="1047576">
          <table:table-cell table:number-columns-repeated="1024"/>
        </table:table-row>
        <table:table-row table:style-name="ro123">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3">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3">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3">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3">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3">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3">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3">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3">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3">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3">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3">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3">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3">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3">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3">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3">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3">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3">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3">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3">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3">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3">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3">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3">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3">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3">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3">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3">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3">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3">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3">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3">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3">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3">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3">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3">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3">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3">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3">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3">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3">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3">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3">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3">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3">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3">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3">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3">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3">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3">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3">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3">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3">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3">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3">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3">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3">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3">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3">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3">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3">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3">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3">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3">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3">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3">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3">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3">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3">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3">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3">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3">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3">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3">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3">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3">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3">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3">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3">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3">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3">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3">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3">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3">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3">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3">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3">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3">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3">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3">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3">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3">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3">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3">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3">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3">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3">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3">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3">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3">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3">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3">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3">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3">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3">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3">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3">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3">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3">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3">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3">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3">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3">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3">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3">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3">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3">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3">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3">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3">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3">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3">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3">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3">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3">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3">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3">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3">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3">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3">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3">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3">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3">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3">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3">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3">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3">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3">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3">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3">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3">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3">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3">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3">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3">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3">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3">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3">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3">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3">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3">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3">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3">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3">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3">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3">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3">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3">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3">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3">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3">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3">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3">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3">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3">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3">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3">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3">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3">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3">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3">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3">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3">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3">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3">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3">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3">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3">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3">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3">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3">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3">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3">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3">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3">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3">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3">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3">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3">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3">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3">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3">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3">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3">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3">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3">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3">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3">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3">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3">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3">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3">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3">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3">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3">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3">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3">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3">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3">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3">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3">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3">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3">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3">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3">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3">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3">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3">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3">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3">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3">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3">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3">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3">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3">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3">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3">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3">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3">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3">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3">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3">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3">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3">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3">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3">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3">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3">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3">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3">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3">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3">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3">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3">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3">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3">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3">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3">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3">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3">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3">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3">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3">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3">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3">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3">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3">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3">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3">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3">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3">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3">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3">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3">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3">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3">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3">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3">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3">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3">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3">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3">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3">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3">
          <table:table-cell table:formula="of:=IFERROR(VLOOKUP(ROW();['customization-items'.$B$1:'customization-items'.$C$1013];COLUMN(['customization-items'.$C$1])-COLUMN(['customization-items'.$B$1])+1;0);&quot;&quot;)" office:value-type="string" office:string-value="Network-9-1" calcext:value-type="string">
            <text:p>Network-9-1</text:p>
          </table:table-cell>
        </table:table-row>
        <table:table-row table:style-name="ro123">
          <table:table-cell table:formula="of:=IFERROR(VLOOKUP(ROW();['customization-items'.$B$1:'customization-items'.$C$1013];COLUMN(['customization-items'.$C$1])-COLUMN(['customization-items'.$B$1])+1;0);&quot;&quot;)" office:value-type="string" office:string-value="Network-9-2" calcext:value-type="string">
            <text:p>Network-9-2</text:p>
          </table:table-cell>
        </table:table-row>
        <table:table-row table:style-name="ro123">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3">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3">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3">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3">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3">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3">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3">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3">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3">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3">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3">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3">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3">
          <table:table-cell table:formula="of:=IFERROR(VLOOKUP(ROW();['customization-items'.$B$1:'customization-items'.$C$1013];COLUMN(['customization-items'.$C$1])-COLUMN(['customization-items'.$B$1])+1;0);&quot;&quot;)" office:value-type="string" office:string-value="Network-15-1" calcext:value-type="string">
            <text:p>Network-15-1</text:p>
          </table:table-cell>
        </table:table-row>
        <table:table-row table:style-name="ro123">
          <table:table-cell table:formula="of:=IFERROR(VLOOKUP(ROW();['customization-items'.$B$1:'customization-items'.$C$1013];COLUMN(['customization-items'.$C$1])-COLUMN(['customization-items'.$B$1])+1;0);&quot;&quot;)" office:value-type="string" office:string-value="Network-15-2" calcext:value-type="string">
            <text:p>Network-15-2</text:p>
          </table:table-cell>
        </table:table-row>
        <table:table-row table:style-name="ro123">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3">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3">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3">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3">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3">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3">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3">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3">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3">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3">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3">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3">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3">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3">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3">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3">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3">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3">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3">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3">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3">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3">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3">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3">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3">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3">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3">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3">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3">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3">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3">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3">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3">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3">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3">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3">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3">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3">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3">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3">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3">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3">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3">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3">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3">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3">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3">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3">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3">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3">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3">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3">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3">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3">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3">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3">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3">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3">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3">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3">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3">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3">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3">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3">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3">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3">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3">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3">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3">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3">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3">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3">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3">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3">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3">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3">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3">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3">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3">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3">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3">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3">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number-rows-repeated="1047976">
          <table:table-cell/>
        </table:table-row>
        <table:table-row table:style-name="ro123">
          <table:table-cell/>
        </table:table-row>
      </table:table>
      <table:table table:name="verify-targets-to-chapters" table:style-name="ta1">
        <table:table-column table:style-name="co17" table:default-cell-style-name="Default"/>
        <table:table-row table:style-name="ro16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8">0000/00/00</text:date>, <text:time style:data-style-name="N2" text:time-value="13:15:49.736850205">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8T13:37:44.245249685</dc:date>
    <meta:editing-duration>P9DT11H23M49S</meta:editing-duration>
    <meta:editing-cycles>676</meta:editing-cycles>
    <meta:document-statistic meta:table-count="5" meta:cell-count="9996" meta:object-count="0"/>
  </office:meta>
</office:document-meta>
</file>